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2fc47"/>
    </style:style>
    <style:style style:name="ce2" style:family="table-cell" style:parent-style-name="Default">
      <style:table-cell-properties fo:background-color="#ffccff"/>
    </style:style>
    <style:style style:name="ce3" style:family="table-cell" style:parent-style-name="Default" style:data-style-name="N117">
      <style:table-cell-properties fo:background-color="transparent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>
      <style:table-cell-properties fo:background-color="#66ffff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FAULT 4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Default"/>
          <table:table-cell table:number-columns-repeated="2"/>
          <table:table-cell office:value-type="string" calcext:value-type="string">
            <text:p>电压幅值（正常）</text:p>
          </table:table-cell>
          <table:table-cell office:value-type="string" calcext:value-type="string">
            <text:p>电压幅值</text:p>
          </table:table-cell>
          <table:table-cell office:value-type="string" calcext:value-type="string">
            <text:p>电压相角</text:p>
          </table:table-cell>
          <table:table-cell office:value-type="string" calcext:value-type="string">
            <text:p>有功负荷</text:p>
          </table:table-cell>
          <table:table-cell office:value-type="string" calcext:value-type="string">
            <text:p>无功负荷</text:p>
          </table:table-cell>
          <table:table-cell office:value-type="string" calcext:value-type="string">
            <text:p>有功 发电</text:p>
          </table:table-cell>
          <table:table-cell office:value-type="string" calcext:value-type="string">
            <text:p>无功发电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 1 <text:s text:c="4"/>HV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style-name="ce4" office:value-type="float" office:value="1.021" calcext:value-type="float">
            <text:p>1.021</text:p>
          </table:table-cell>
          <table:table-cell table:style-name="ce4" office:value-type="float" office:value="-19.9" calcext:value-type="float">
            <text:p>-19.900</text:p>
          </table:table-cell>
          <table:table-cell table:number-columns-repeated="4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us 2 <text:s text:c="4"/>HV</text:p>
          </table:table-cell>
          <table:table-cell office:value-type="float" office:value="0" calcext:value-type="float">
            <text:p>0</text:p>
          </table:table-cell>
          <table:table-cell office:value-type="float" office:value="1.045" calcext:value-type="float">
            <text:p>1.045</text:p>
          </table:table-cell>
          <table:table-cell table:style-name="ce5" office:value-type="float" office:value="1.016" calcext:value-type="float">
            <text:p>1.016</text:p>
          </table:table-cell>
          <table:table-cell table:style-name="ce4" office:value-type="float" office:value="-19.51" calcext:value-type="float">
            <text:p>-19.510</text:p>
          </table:table-cell>
          <table:table-cell table:style-name="ce4" office:value-type="float" office:value="21.7" calcext:value-type="float">
            <text:p>21.700</text:p>
          </table:table-cell>
          <table:table-cell table:style-name="ce4" office:value-type="float" office:value="12.7" calcext:value-type="float">
            <text:p>12.7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 3 <text:s text:c="4"/>HV</text:p>
          </table:table-cell>
          <table:table-cell office:value-type="float" office:value="3" calcext:value-type="float">
            <text:p>3</text:p>
          </table:table-cell>
          <table:table-cell office:value-type="float" office:value="1.01" calcext:value-type="float">
            <text:p>1.01</text:p>
          </table:table-cell>
          <table:table-cell table:style-name="ce4" office:value-type="float" office:value="1.01" calcext:value-type="float">
            <text:p>1.010</text:p>
          </table:table-cell>
          <table:table-cell table:style-name="ce4" office:value-type="float" office:value="-12.72" calcext:value-type="float">
            <text:p>-12.720</text:p>
          </table:table-cell>
          <table:table-cell table:style-name="ce4" office:value-type="float" office:value="94.2" calcext:value-type="float">
            <text:p>94.200</text:p>
          </table:table-cell>
          <table:table-cell table:style-name="ce4" office:value-type="float" office:value="19" calcext:value-type="float">
            <text:p>19.000</text:p>
          </table:table-cell>
          <table:table-cell table:style-name="ce4" office:value-type="float" office:value="226.8" calcext:value-type="float">
            <text:p>226.800</text:p>
          </table:table-cell>
          <table:table-cell table:style-name="ce4" office:value-type="float" office:value="-23.7" calcext:value-type="float">
            <text:p>-23.700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us 4 <text:s text:c="4"/>HV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style-name="ce5" office:value-type="float" office:value="1.016" calcext:value-type="float">
            <text:p>1.016</text:p>
          </table:table-cell>
          <table:table-cell table:style-name="ce4" office:value-type="float" office:value="-20.86" calcext:value-type="float">
            <text:p>-20.860</text:p>
          </table:table-cell>
          <table:table-cell table:style-name="ce4" office:value-type="float" office:value="47.8" calcext:value-type="float">
            <text:p>47.800</text:p>
          </table:table-cell>
          <table:table-cell table:style-name="ce4" office:value-type="float" office:value="-3.9" calcext:value-type="float">
            <text:p>-3.9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 5 <text:s text:c="4"/>HV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-21.1" calcext:value-type="float">
            <text:p>-21.100</text:p>
          </table:table-cell>
          <table:table-cell table:style-name="ce4" office:value-type="float" office:value="7.6" calcext:value-type="float">
            <text:p>7.600</text:p>
          </table:table-cell>
          <table:table-cell table:style-name="ce4" office:value-type="float" office:value="1.6" calcext:value-type="float">
            <text:p>1.6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s 6 <text:s text:c="4"/>L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1.07" calcext:value-type="float">
            <text:p>1.070</text:p>
          </table:table-cell>
          <table:table-cell table:style-name="ce4" office:value-type="float" office:value="-23.31" calcext:value-type="float">
            <text:p>-23.310</text:p>
          </table:table-cell>
          <table:table-cell table:style-name="ce4" office:value-type="float" office:value="11.2" calcext:value-type="float">
            <text:p>11.200</text:p>
          </table:table-cell>
          <table:table-cell table:style-name="ce4" office:value-type="float" office:value="7.5" calcext:value-type="float">
            <text:p>7.500</text:p>
          </table:table-cell>
          <table:table-cell table:style-name="ce4" office:value-type="float" office:value="40" calcext:value-type="float">
            <text:p>40.000</text:p>
          </table:table-cell>
          <table:table-cell table:style-name="ce4" office:value-type="float" office:value="83.7" calcext:value-type="float">
            <text:p>83.70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us 7 <text:s text:c="4"/>ZV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style-name="ce5" office:value-type="float" office:value="1" calcext:value-type="float">
            <text:p>1.000</text:p>
          </table:table-cell>
          <table:table-cell table:style-name="ce4" office:value-type="float" office:value="-23.42" calcext:value-type="float">
            <text:p>-23.420</text:p>
          </table:table-cell>
          <table:table-cell table:number-columns-repeated="4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s 8 <text:s text:c="4"/>TV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-23.42" calcext:value-type="float">
            <text:p>-23.420</text:p>
          </table:table-cell>
          <table:table-cell table:number-columns-repeated="4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us 9 <text:s text:c="4"/>LV</text:p>
          </table:table-cell>
          <table:table-cell office:value-type="float" office:value="0" calcext:value-type="float">
            <text:p>0</text:p>
          </table:table-cell>
          <table:table-cell office:value-type="float" office:value="1.043" calcext:value-type="float">
            <text:p>1.043</text:p>
          </table:table-cell>
          <table:table-cell table:style-name="ce5" office:value-type="float" office:value="1.004" calcext:value-type="float">
            <text:p>1.004</text:p>
          </table:table-cell>
          <table:table-cell table:style-name="ce4" office:value-type="float" office:value="-24.75" calcext:value-type="float">
            <text:p>-24.750</text:p>
          </table:table-cell>
          <table:table-cell table:style-name="ce4" office:value-type="float" office:value="29.5" calcext:value-type="float">
            <text:p>29.500</text:p>
          </table:table-cell>
          <table:table-cell table:style-name="ce4" office:value-type="float" office:value="16.6" calcext:value-type="float">
            <text:p>16.6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us 10 <text:s text:c="3"/>LV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style-name="ce5" office:value-type="float" office:value="1.007" calcext:value-type="float">
            <text:p>1.007</text:p>
          </table:table-cell>
          <table:table-cell table:style-name="ce4" office:value-type="float" office:value="-24.78" calcext:value-type="float">
            <text:p>-24.780</text:p>
          </table:table-cell>
          <table:table-cell table:style-name="ce4" office:value-type="float" office:value="9" calcext:value-type="float">
            <text:p>9.000</text:p>
          </table:table-cell>
          <table:table-cell table:style-name="ce4" office:value-type="float" office:value="5.8" calcext:value-type="float">
            <text:p>5.8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Bus 11 <text:s text:c="3"/>LV</text:p>
          </table:table-cell>
          <table:table-cell office:value-type="float" office:value="0" calcext:value-type="float">
            <text:p>0</text:p>
          </table:table-cell>
          <table:table-cell office:value-type="float" office:value="1.051" calcext:value-type="float">
            <text:p>1.051</text:p>
          </table:table-cell>
          <table:table-cell table:style-name="ce5" office:value-type="float" office:value="1.034" calcext:value-type="float">
            <text:p>1.034</text:p>
          </table:table-cell>
          <table:table-cell table:style-name="ce4" office:value-type="float" office:value="-24.16" calcext:value-type="float">
            <text:p>-24.160</text:p>
          </table:table-cell>
          <table:table-cell table:style-name="ce4" office:value-type="float" office:value="3.5" calcext:value-type="float">
            <text:p>3.500</text:p>
          </table:table-cell>
          <table:table-cell table:style-name="ce4" office:value-type="float" office:value="1.8" calcext:value-type="float">
            <text:p>1.8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 12 <text:s text:c="3"/>LV</text:p>
          </table:table-cell>
          <table:table-cell office:value-type="float" office:value="0" calcext:value-type="float">
            <text:p>0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1.051" calcext:value-type="float">
            <text:p>1.051</text:p>
          </table:table-cell>
          <table:table-cell table:style-name="ce4" office:value-type="float" office:value="-24.27" calcext:value-type="float">
            <text:p>-24.270</text:p>
          </table:table-cell>
          <table:table-cell table:style-name="ce4" office:value-type="float" office:value="6.1" calcext:value-type="float">
            <text:p>6.100</text:p>
          </table:table-cell>
          <table:table-cell table:style-name="ce4" office:value-type="float" office:value="1.6" calcext:value-type="float">
            <text:p>1.6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s 13 <text:s text:c="3"/>LV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table:style-name="ce4" office:value-type="float" office:value="1.042" calcext:value-type="float">
            <text:p>1.042</text:p>
          </table:table-cell>
          <table:table-cell table:style-name="ce4" office:value-type="float" office:value="-24.36" calcext:value-type="float">
            <text:p>-24.360</text:p>
          </table:table-cell>
          <table:table-cell table:style-name="ce4" office:value-type="float" office:value="13.5" calcext:value-type="float">
            <text:p>13.500</text:p>
          </table:table-cell>
          <table:table-cell table:style-name="ce4" office:value-type="float" office:value="5.8" calcext:value-type="float">
            <text:p>5.8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s 14 <text:s text:c="3"/>LV</text:p>
          </table:table-cell>
          <table:table-cell office:value-type="float" office:value="0" calcext:value-type="float">
            <text:p>0</text:p>
          </table:table-cell>
          <table:table-cell office:value-type="float" office:value="1.027" calcext:value-type="float">
            <text:p>1.027</text:p>
          </table:table-cell>
          <table:table-cell table:style-name="ce4" office:value-type="float" office:value="1.002" calcext:value-type="float">
            <text:p>1.002</text:p>
          </table:table-cell>
          <table:table-cell table:style-name="ce4" office:value-type="float" office:value="-25.64" calcext:value-type="float">
            <text:p>-25.640</text:p>
          </table:table-cell>
          <table:table-cell table:style-name="ce4" office:value-type="float" office:value="14.9" calcext:value-type="float">
            <text:p>14.900</text:p>
          </table:table-cell>
          <table:table-cell table:style-name="ce4" office:value-type="float" office:value="5" calcext:value-type="float">
            <text:p>5.000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节点编号</text:p>
          </table:table-cell>
          <table:table-cell office:value-type="string" calcext:value-type="string">
            <text:p>正常电压</text:p>
          </table:table-cell>
          <table:table-cell office:value-type="string" calcext:value-type="string">
            <text:p>故障电压</text:p>
          </table:table-cell>
          <table:table-cell office:value-type="string" calcext:value-type="string">
            <text:p>电压下限</text:p>
          </table:table-cell>
          <table:table-cell office:value-type="string" calcext:value-type="string">
            <text:p>初始电压修正量</text:p>
          </table:table-cell>
          <table:table-cell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.045" calcext:value-type="float">
            <text:p>1.045</text:p>
          </table:table-cell>
          <table:table-cell table:style-name="ce3" office:value-type="float" office:value="1.016" calcext:value-type="float">
            <text:p>1.016</text:p>
          </table:table-cell>
          <table:table-cell table:style-name="ce3" office:value-type="float" office:value="1.1" calcext:value-type="float">
            <text:p>1.100</text:p>
          </table:table-cell>
          <table:table-cell table:formula="of:=[.D19]-[.C19]" office:value-type="float" office:value="0.0840000000000001" calcext:value-type="float">
            <text:p>0.084</text:p>
          </table:table-cell>
          <table:table-cell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table:style-name="ce3" office:value-type="float" office:value="1.016" calcext:value-type="float">
            <text:p>1.016</text:p>
          </table:table-cell>
          <table:table-cell table:style-name="ce3" office:value-type="float" office:value="1.1" calcext:value-type="float">
            <text:p>1.100</text:p>
          </table:table-cell>
          <table:table-cell table:formula="of:=[.D20]-[.C20]" office:value-type="float" office:value="0.0840000000000001" calcext:value-type="float">
            <text:p>0.084</text:p>
          </table:table-cell>
          <table:table-cell table:number-columns-repeated="101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1.1" calcext:value-type="float">
            <text:p>1.100</text:p>
          </table:table-cell>
          <table:table-cell table:formula="of:=[.D21]-[.C21]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.043" calcext:value-type="float">
            <text:p>1.043</text:p>
          </table:table-cell>
          <table:table-cell table:style-name="ce3" office:value-type="float" office:value="1.004" calcext:value-type="float">
            <text:p>1.004</text:p>
          </table:table-cell>
          <table:table-cell table:style-name="ce3" office:value-type="float" office:value="1.1" calcext:value-type="float">
            <text:p>1.100</text:p>
          </table:table-cell>
          <table:table-cell table:formula="of:=[.D22]-[.C22]" office:value-type="float" office:value="0.0960000000000001" calcext:value-type="float">
            <text:p>0.096</text:p>
          </table:table-cell>
          <table:table-cell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table:style-name="ce3" office:value-type="float" office:value="1.007" calcext:value-type="float">
            <text:p>1.007</text:p>
          </table:table-cell>
          <table:table-cell table:style-name="ce3" office:value-type="float" office:value="1.1" calcext:value-type="float">
            <text:p>1.100</text:p>
          </table:table-cell>
          <table:table-cell table:formula="of:=[.D23]-[.C23]" office:value-type="float" office:value="0.0930000000000002" calcext:value-type="float">
            <text:p>0.093</text:p>
          </table:table-cell>
          <table:table-cell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1.051" calcext:value-type="float">
            <text:p>1.051</text:p>
          </table:table-cell>
          <table:table-cell table:style-name="ce3" office:value-type="float" office:value="1.034" calcext:value-type="float">
            <text:p>1.034</text:p>
          </table:table-cell>
          <table:table-cell table:style-name="ce3" office:value-type="float" office:value="1.1" calcext:value-type="float">
            <text:p>1.100</text:p>
          </table:table-cell>
          <table:table-cell table:formula="of:=[.D24]-[.C24]" office:value-type="float" office:value="0.0660000000000001" calcext:value-type="float">
            <text:p>0.066</text:p>
          </table:table-cell>
          <table:table-cell table:number-columns-repeated="1019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节点阻抗矩阵X = B<text:span text:style-name="T1">-1</text:span>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2528" calcext:value-type="float">
            <text:p>2.82528</text:p>
          </table:table-cell>
          <table:table-cell office:value-type="float" office:value="2.86098" calcext:value-type="float">
            <text:p>2.86098</text:p>
          </table:table-cell>
          <table:table-cell/>
          <table:table-cell office:value-type="float" office:value="2.94604" calcext:value-type="float">
            <text:p>2.94604</text:p>
          </table:table-cell>
          <table:table-cell office:value-type="float" office:value="3.00983" calcext:value-type="float">
            <text:p>3.00983</text:p>
          </table:table-cell>
          <table:table-cell office:value-type="float" office:value="2.89871" calcext:value-type="float">
            <text:p>2.89871</text:p>
          </table:table-cell>
          <table:table-cell office:value-type="float" office:value="2.76641" calcext:value-type="float">
            <text:p>2.76641</text:p>
          </table:table-cell>
          <table:table-cell table:number-columns-repeated="2" office:value-type="float" office:value="2.97864" calcext:value-type="float">
            <text:p>2.97864</text:p>
          </table:table-cell>
          <table:table-cell table:number-columns-repeated="3" office:value-type="float" office:value="2.99706" calcext:value-type="float">
            <text:p>2.99706</text:p>
          </table:table-cell>
          <table:table-cell office:value-type="float" office:value="2.78079" calcext:value-type="float">
            <text:p>2.78079</text:p>
          </table:table-cell>
          <table:table-cell office:value-type="float" office:value="2.80107" calcext:value-type="float">
            <text:p>2.80107</text:p>
          </table:table-cell>
          <table:table-cell office:value-type="float" office:value="2.91216" calcext:value-type="float">
            <text:p>2.9121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6098" calcext:value-type="float">
            <text:p>2.86098</text:p>
          </table:table-cell>
          <table:table-cell office:value-type="float" office:value="2.83295" calcext:value-type="float">
            <text:p>2.83295</text:p>
          </table:table-cell>
          <table:table-cell/>
          <table:table-cell office:value-type="float" office:value="2.92398" calcext:value-type="float">
            <text:p>2.92398</text:p>
          </table:table-cell>
          <table:table-cell office:value-type="float" office:value="2.99354" calcext:value-type="float">
            <text:p>2.99354</text:p>
          </table:table-cell>
          <table:table-cell office:value-type="float" office:value="2.92756" calcext:value-type="float">
            <text:p>2.92756</text:p>
          </table:table-cell>
          <table:table-cell office:value-type="float" office:value="2.78525" calcext:value-type="float">
            <text:p>2.78525</text:p>
          </table:table-cell>
          <table:table-cell table:number-columns-repeated="2" office:value-type="float" office:value="2.96673" calcext:value-type="float">
            <text:p>2.96673</text:p>
          </table:table-cell>
          <table:table-cell table:number-columns-repeated="3" office:value-type="float" office:value="2.98727" calcext:value-type="float">
            <text:p>2.98727</text:p>
          </table:table-cell>
          <table:table-cell office:value-type="float" office:value="2.79785" calcext:value-type="float">
            <text:p>2.79785</text:p>
          </table:table-cell>
          <table:table-cell office:value-type="float" office:value="2.81561" calcext:value-type="float">
            <text:p>2.81561</text:p>
          </table:table-cell>
          <table:table-cell office:value-type="float" office:value="2.91291" calcext:value-type="float">
            <text:p>2.9129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604" calcext:value-type="float">
            <text:p>2.94604</text:p>
          </table:table-cell>
          <table:table-cell office:value-type="float" office:value="2.92398" calcext:value-type="float">
            <text:p>2.92398</text:p>
          </table:table-cell>
          <table:table-cell/>
          <table:table-cell office:value-type="float" office:value="2.82404" calcext:value-type="float">
            <text:p>2.82404</text:p>
          </table:table-cell>
          <table:table-cell office:value-type="float" office:value="2.91128" calcext:value-type="float">
            <text:p>2.91128</text:p>
          </table:table-cell>
          <table:table-cell office:value-type="float" office:value="2.99006" calcext:value-type="float">
            <text:p>2.99006</text:p>
          </table:table-cell>
          <table:table-cell office:value-type="float" office:value="2.81725" calcext:value-type="float">
            <text:p>2.81725</text:p>
          </table:table-cell>
          <table:table-cell table:number-columns-repeated="2" office:value-type="float" office:value="2.89875" calcext:value-type="float">
            <text:p>2.89875</text:p>
          </table:table-cell>
          <table:table-cell table:number-columns-repeated="3" office:value-type="float" office:value="2.92585" calcext:value-type="float">
            <text:p>2.92585</text:p>
          </table:table-cell>
          <table:table-cell office:value-type="float" office:value="2.82402" calcext:value-type="float">
            <text:p>2.82402</text:p>
          </table:table-cell>
          <table:table-cell office:value-type="float" office:value="2.83357" calcext:value-type="float">
            <text:p>2.83357</text:p>
          </table:table-cell>
          <table:table-cell office:value-type="float" office:value="2.88588" calcext:value-type="float">
            <text:p>2.8858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0983" calcext:value-type="float">
            <text:p>3.00983</text:p>
          </table:table-cell>
          <table:table-cell office:value-type="float" office:value="2.99354" calcext:value-type="float">
            <text:p>2.99354</text:p>
          </table:table-cell>
          <table:table-cell/>
          <table:table-cell office:value-type="float" office:value="2.91128" calcext:value-type="float">
            <text:p>2.91128</text:p>
          </table:table-cell>
          <table:table-cell office:value-type="float" office:value="2.81743" calcext:value-type="float">
            <text:p>2.81743</text:p>
          </table:table-cell>
          <table:table-cell office:value-type="float" office:value="3.03232" calcext:value-type="float">
            <text:p>3.03232</text:p>
          </table:table-cell>
          <table:table-cell office:value-type="float" office:value="2.83171" calcext:value-type="float">
            <text:p>2.83171</text:p>
          </table:table-cell>
          <table:table-cell table:number-columns-repeated="2" office:value-type="float" office:value="2.81844" calcext:value-type="float">
            <text:p>2.81844</text:p>
          </table:table-cell>
          <table:table-cell table:number-columns-repeated="3" office:value-type="float" office:value="2.85157" calcext:value-type="float">
            <text:p>2.85157</text:p>
          </table:table-cell>
          <table:table-cell office:value-type="float" office:value="2.83295" calcext:value-type="float">
            <text:p>2.83295</text:p>
          </table:table-cell>
          <table:table-cell office:value-type="float" office:value="2.83469" calcext:value-type="float">
            <text:p>2.83469</text:p>
          </table:table-cell>
          <table:table-cell office:value-type="float" office:value="2.84426" calcext:value-type="float">
            <text:p>2.8442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871" calcext:value-type="float">
            <text:p>2.89871</text:p>
          </table:table-cell>
          <table:table-cell office:value-type="float" office:value="2.92756" calcext:value-type="float">
            <text:p>2.92756</text:p>
          </table:table-cell>
          <table:table-cell/>
          <table:table-cell office:value-type="float" office:value="2.99006" calcext:value-type="float">
            <text:p>2.99006</text:p>
          </table:table-cell>
          <table:table-cell office:value-type="float" office:value="3.03232" calcext:value-type="float">
            <text:p>3.03232</text:p>
          </table:table-cell>
          <table:table-cell office:value-type="float" office:value="2.75985" calcext:value-type="float">
            <text:p>2.75985</text:p>
          </table:table-cell>
          <table:table-cell office:value-type="float" office:value="2.6652" calcext:value-type="float">
            <text:p>2.6652</text:p>
          </table:table-cell>
          <table:table-cell table:number-columns-repeated="2" office:value-type="float" office:value="2.98569" calcext:value-type="float">
            <text:p>2.98569</text:p>
          </table:table-cell>
          <table:table-cell table:number-columns-repeated="3" office:value-type="float" office:value="2.99625" calcext:value-type="float">
            <text:p>2.99625</text:p>
          </table:table-cell>
          <table:table-cell office:value-type="float" office:value="2.68584" calcext:value-type="float">
            <text:p>2.68584</text:p>
          </table:table-cell>
          <table:table-cell office:value-type="float" office:value="2.71495" calcext:value-type="float">
            <text:p>2.71495</text:p>
          </table:table-cell>
          <table:table-cell office:value-type="float" office:value="2.87439" calcext:value-type="float">
            <text:p>2.8743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641" calcext:value-type="float">
            <text:p>2.76641</text:p>
          </table:table-cell>
          <table:table-cell office:value-type="float" office:value="2.78525" calcext:value-type="float">
            <text:p>2.78525</text:p>
          </table:table-cell>
          <table:table-cell/>
          <table:table-cell office:value-type="float" office:value="2.81725" calcext:value-type="float">
            <text:p>2.81725</text:p>
          </table:table-cell>
          <table:table-cell office:value-type="float" office:value="2.83171" calcext:value-type="float">
            <text:p>2.83171</text:p>
          </table:table-cell>
          <table:table-cell office:value-type="float" office:value="2.6652" calcext:value-type="float">
            <text:p>2.6652</text:p>
          </table:table-cell>
          <table:table-cell office:value-type="float" office:value="2.35034" calcext:value-type="float">
            <text:p>2.35034</text:p>
          </table:table-cell>
          <table:table-cell table:number-columns-repeated="2" office:value-type="float" office:value="2.77088" calcext:value-type="float">
            <text:p>2.77088</text:p>
          </table:table-cell>
          <table:table-cell table:number-columns-repeated="3" office:value-type="float" office:value="2.77165" calcext:value-type="float">
            <text:p>2.77165</text:p>
          </table:table-cell>
          <table:table-cell office:value-type="float" office:value="2.3766" calcext:value-type="float">
            <text:p>2.3766</text:p>
          </table:table-cell>
          <table:table-cell office:value-type="float" office:value="2.41364" calcext:value-type="float">
            <text:p>2.41364</text:p>
          </table:table-cell>
          <table:table-cell office:value-type="float" office:value="2.61656" calcext:value-type="float">
            <text:p>2.6165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6673" calcext:value-type="float">
            <text:p>2.96673</text:p>
          </table:table-cell>
          <table:table-cell/>
          <table:table-cell office:value-type="float" office:value="2.89875" calcext:value-type="float">
            <text:p>2.89875</text:p>
          </table:table-cell>
          <table:table-cell office:value-type="float" office:value="2.81844" calcext:value-type="float">
            <text:p>2.81844</text:p>
          </table:table-cell>
          <table:table-cell office:value-type="float" office:value="2.98569" calcext:value-type="float">
            <text:p>2.98569</text:p>
          </table:table-cell>
          <table:table-cell office:value-type="float" office:value="2.77088" calcext:value-type="float">
            <text:p>2.77088</text:p>
          </table:table-cell>
          <table:table-cell table:style-name="ce6" office:value-type="float" office:value="2.66632" calcext:value-type="float">
            <text:p>2.66632</text:p>
          </table:table-cell>
          <table:table-cell office:value-type="float" office:value="2.66632" calcext:value-type="float">
            <text:p>2.66632</text:p>
          </table:table-cell>
          <table:table-cell table:number-columns-repeated="3" table:style-name="ce6" office:value-type="float" office:value="2.72893" calcext:value-type="float">
            <text:p>2.72893</text:p>
          </table:table-cell>
          <table:table-cell office:value-type="float" office:value="2.76826" calcext:value-type="float">
            <text:p>2.76826</text:p>
          </table:table-cell>
          <table:table-cell office:value-type="float" office:value="2.76457" calcext:value-type="float">
            <text:p>2.76457</text:p>
          </table:table-cell>
          <table:table-cell office:value-type="float" office:value="2.74437" calcext:value-type="float">
            <text:p>2.7443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6673" calcext:value-type="float">
            <text:p>2.96673</text:p>
          </table:table-cell>
          <table:table-cell/>
          <table:table-cell office:value-type="float" office:value="2.89875" calcext:value-type="float">
            <text:p>2.89875</text:p>
          </table:table-cell>
          <table:table-cell office:value-type="float" office:value="2.81844" calcext:value-type="float">
            <text:p>2.81844</text:p>
          </table:table-cell>
          <table:table-cell office:value-type="float" office:value="2.98569" calcext:value-type="float">
            <text:p>2.98569</text:p>
          </table:table-cell>
          <table:table-cell office:value-type="float" office:value="2.77088" calcext:value-type="float">
            <text:p>2.77088</text:p>
          </table:table-cell>
          <table:table-cell office:value-type="float" office:value="2.66632" calcext:value-type="float">
            <text:p>2.66632</text:p>
          </table:table-cell>
          <table:table-cell office:value-type="float" office:value="2.49017" calcext:value-type="float">
            <text:p>2.49017</text:p>
          </table:table-cell>
          <table:table-cell table:number-columns-repeated="3" office:value-type="float" office:value="2.72893" calcext:value-type="float">
            <text:p>2.72893</text:p>
          </table:table-cell>
          <table:table-cell office:value-type="float" office:value="2.76826" calcext:value-type="float">
            <text:p>2.76826</text:p>
          </table:table-cell>
          <table:table-cell office:value-type="float" office:value="2.76457" calcext:value-type="float">
            <text:p>2.76457</text:p>
          </table:table-cell>
          <table:table-cell office:value-type="float" office:value="2.74437" calcext:value-type="float">
            <text:p>2.7443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9706" calcext:value-type="float">
            <text:p>2.99706</text:p>
          </table:table-cell>
          <table:table-cell office:value-type="float" office:value="2.98727" calcext:value-type="float">
            <text:p>2.98727</text:p>
          </table:table-cell>
          <table:table-cell/>
          <table:table-cell office:value-type="float" office:value="2.92585" calcext:value-type="float">
            <text:p>2.92585</text:p>
          </table:table-cell>
          <table:table-cell office:value-type="float" office:value="2.85157" calcext:value-type="float">
            <text:p>2.85157</text:p>
          </table:table-cell>
          <table:table-cell office:value-type="float" office:value="2.99625" calcext:value-type="float">
            <text:p>2.99625</text:p>
          </table:table-cell>
          <table:table-cell office:value-type="float" office:value="2.77165" calcext:value-type="float">
            <text:p>2.77165</text:p>
          </table:table-cell>
          <table:table-cell table:style-name="ce6" office:value-type="float" office:value="2.72893" calcext:value-type="float">
            <text:p>2.72893</text:p>
          </table:table-cell>
          <table:table-cell office:value-type="float" office:value="2.72893" calcext:value-type="float">
            <text:p>2.72893</text:p>
          </table:table-cell>
          <table:table-cell table:number-columns-repeated="3" table:style-name="ce6" office:value-type="float" office:value="2.69741" calcext:value-type="float">
            <text:p>2.69741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2.72474" calcext:value-type="float">
            <text:p>2.7247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9706" calcext:value-type="float">
            <text:p>2.99706</text:p>
          </table:table-cell>
          <table:table-cell office:value-type="float" office:value="2.98727" calcext:value-type="float">
            <text:p>2.98727</text:p>
          </table:table-cell>
          <table:table-cell/>
          <table:table-cell office:value-type="float" office:value="2.92585" calcext:value-type="float">
            <text:p>2.92585</text:p>
          </table:table-cell>
          <table:table-cell office:value-type="float" office:value="2.85157" calcext:value-type="float">
            <text:p>2.85157</text:p>
          </table:table-cell>
          <table:table-cell office:value-type="float" office:value="2.99625" calcext:value-type="float">
            <text:p>2.99625</text:p>
          </table:table-cell>
          <table:table-cell office:value-type="float" office:value="2.77165" calcext:value-type="float">
            <text:p>2.77165</text:p>
          </table:table-cell>
          <table:table-cell table:style-name="ce6" office:value-type="float" office:value="2.72893" calcext:value-type="float">
            <text:p>2.72893</text:p>
          </table:table-cell>
          <table:table-cell office:value-type="float" office:value="2.72893" calcext:value-type="float">
            <text:p>2.72893</text:p>
          </table:table-cell>
          <table:table-cell table:style-name="ce6" office:value-type="float" office:value="2.69741" calcext:value-type="float">
            <text:p>2.69741</text:p>
          </table:table-cell>
          <table:table-cell table:number-columns-repeated="2" table:style-name="ce6" office:value-type="float" office:value="2.60094" calcext:value-type="float">
            <text:p>2.60094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2.72474" calcext:value-type="float">
            <text:p>2.72474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9706" calcext:value-type="float">
            <text:p>2.99706</text:p>
          </table:table-cell>
          <table:table-cell office:value-type="float" office:value="2.98727" calcext:value-type="float">
            <text:p>2.98727</text:p>
          </table:table-cell>
          <table:table-cell/>
          <table:table-cell office:value-type="float" office:value="2.92585" calcext:value-type="float">
            <text:p>2.92585</text:p>
          </table:table-cell>
          <table:table-cell office:value-type="float" office:value="2.85157" calcext:value-type="float">
            <text:p>2.85157</text:p>
          </table:table-cell>
          <table:table-cell office:value-type="float" office:value="2.99625" calcext:value-type="float">
            <text:p>2.99625</text:p>
          </table:table-cell>
          <table:table-cell office:value-type="float" office:value="2.77165" calcext:value-type="float">
            <text:p>2.77165</text:p>
          </table:table-cell>
          <table:table-cell table:style-name="ce6" office:value-type="float" office:value="2.72893" calcext:value-type="float">
            <text:p>2.72893</text:p>
          </table:table-cell>
          <table:table-cell office:value-type="float" office:value="2.72893" calcext:value-type="float">
            <text:p>2.72893</text:p>
          </table:table-cell>
          <table:table-cell table:style-name="ce6" office:value-type="float" office:value="2.69741" calcext:value-type="float">
            <text:p>2.69741</text:p>
          </table:table-cell>
          <table:table-cell table:style-name="ce6" office:value-type="float" office:value="2.60094" calcext:value-type="float">
            <text:p>2.60094</text:p>
          </table:table-cell>
          <table:table-cell table:style-name="ce6" office:value-type="float" office:value="2.37382" calcext:value-type="float">
            <text:p>2.37382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2.72474" calcext:value-type="float">
            <text:p>2.7247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8079" calcext:value-type="float">
            <text:p>2.78079</text:p>
          </table:table-cell>
          <table:table-cell office:value-type="float" office:value="2.79785" calcext:value-type="float">
            <text:p>2.79785</text:p>
          </table:table-cell>
          <table:table-cell/>
          <table:table-cell office:value-type="float" office:value="2.82402" calcext:value-type="float">
            <text:p>2.82402</text:p>
          </table:table-cell>
          <table:table-cell office:value-type="float" office:value="2.83295" calcext:value-type="float">
            <text:p>2.83295</text:p>
          </table:table-cell>
          <table:table-cell office:value-type="float" office:value="2.68584" calcext:value-type="float">
            <text:p>2.68584</text:p>
          </table:table-cell>
          <table:table-cell office:value-type="float" office:value="2.3766" calcext:value-type="float">
            <text:p>2.3766</text:p>
          </table:table-cell>
          <table:table-cell table:number-columns-repeated="2" office:value-type="float" office:value="2.76826" calcext:value-type="float">
            <text:p>2.76826</text:p>
          </table:table-cell>
          <table:table-cell table:number-columns-repeated="3" office:value-type="float" office:value="2.76702" calcext:value-type="float">
            <text:p>2.76702</text:p>
          </table:table-cell>
          <table:table-cell office:value-type="float" office:value="2.197" calcext:value-type="float">
            <text:p>2.197</text:p>
          </table:table-cell>
          <table:table-cell office:value-type="float" office:value="2.38776" calcext:value-type="float">
            <text:p>2.38776</text:p>
          </table:table-cell>
          <table:table-cell office:value-type="float" office:value="2.60273" calcext:value-type="float">
            <text:p>2.6027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0107" calcext:value-type="float">
            <text:p>2.80107</text:p>
          </table:table-cell>
          <table:table-cell office:value-type="float" office:value="2.81561" calcext:value-type="float">
            <text:p>2.81561</text:p>
          </table:table-cell>
          <table:table-cell/>
          <table:table-cell office:value-type="float" office:value="2.83357" calcext:value-type="float">
            <text:p>2.83357</text:p>
          </table:table-cell>
          <table:table-cell office:value-type="float" office:value="2.83469" calcext:value-type="float">
            <text:p>2.83469</text:p>
          </table:table-cell>
          <table:table-cell office:value-type="float" office:value="2.71495" calcext:value-type="float">
            <text:p>2.71495</text:p>
          </table:table-cell>
          <table:table-cell office:value-type="float" office:value="2.41364" calcext:value-type="float">
            <text:p>2.41364</text:p>
          </table:table-cell>
          <table:table-cell table:number-columns-repeated="2" office:value-type="float" office:value="2.76457" calcext:value-type="float">
            <text:p>2.76457</text:p>
          </table:table-cell>
          <table:table-cell table:number-columns-repeated="3" office:value-type="float" office:value="2.76049" calcext:value-type="float">
            <text:p>2.76049</text:p>
          </table:table-cell>
          <table:table-cell office:value-type="float" office:value="2.38776" calcext:value-type="float">
            <text:p>2.38776</text:p>
          </table:table-cell>
          <table:table-cell office:value-type="float" office:value="2.35125" calcext:value-type="float">
            <text:p>2.35125</text:p>
          </table:table-cell>
          <table:table-cell office:value-type="float" office:value="2.58321" calcext:value-type="float">
            <text:p>2.583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1216" calcext:value-type="float">
            <text:p>2.91216</text:p>
          </table:table-cell>
          <table:table-cell office:value-type="float" office:value="2.91291" calcext:value-type="float">
            <text:p>2.91291</text:p>
          </table:table-cell>
          <table:table-cell/>
          <table:table-cell office:value-type="float" office:value="2.88588" calcext:value-type="float">
            <text:p>2.88588</text:p>
          </table:table-cell>
          <table:table-cell office:value-type="float" office:value="2.84426" calcext:value-type="float">
            <text:p>2.84426</text:p>
          </table:table-cell>
          <table:table-cell office:value-type="float" office:value="2.87439" calcext:value-type="float">
            <text:p>2.87439</text:p>
          </table:table-cell>
          <table:table-cell office:value-type="float" office:value="2.61656" calcext:value-type="float">
            <text:p>2.61656</text:p>
          </table:table-cell>
          <table:table-cell table:number-columns-repeated="2" office:value-type="float" office:value="2.74437" calcext:value-type="float">
            <text:p>2.74437</text:p>
          </table:table-cell>
          <table:table-cell table:number-columns-repeated="3" office:value-type="float" office:value="2.72474" calcext:value-type="float">
            <text:p>2.72474</text:p>
          </table:table-cell>
          <table:table-cell office:value-type="float" office:value="2.60273" calcext:value-type="float">
            <text:p>2.60273</text:p>
          </table:table-cell>
          <table:table-cell office:value-type="float" office:value="2.58321" calcext:value-type="float">
            <text:p>2.58321</text:p>
          </table:table-cell>
          <table:table-cell office:value-type="float" office:value="2.47631" calcext:value-type="float">
            <text:p>2.47631</text:p>
          </table:table-cell>
          <table:table-cell table:number-columns-repeated="100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灵敏度矩阵S=L-1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1341" calcext:value-type="float">
            <text:p>-1.51341</text:p>
          </table:table-cell>
          <table:table-cell office:value-type="float" office:value="-1.56786" calcext:value-type="float">
            <text:p>-1.56786</text:p>
          </table:table-cell>
          <table:table-cell/>
          <table:table-cell office:value-type="float" office:value="-1.68651" calcext:value-type="float">
            <text:p>-1.68651</text:p>
          </table:table-cell>
          <table:table-cell office:value-type="float" office:value="-1.76574" calcext:value-type="float">
            <text:p>-1.76574</text:p>
          </table:table-cell>
          <table:table-cell office:value-type="float" office:value="-1.51795" calcext:value-type="float">
            <text:p>-1.51795</text:p>
          </table:table-cell>
          <table:table-cell office:value-type="float" office:value="-1.40494" calcext:value-type="float">
            <text:p>-1.40494</text:p>
          </table:table-cell>
          <table:table-cell table:number-columns-repeated="2" office:value-type="float" office:value="-1.78936" calcext:value-type="float">
            <text:p>-1.78936</text:p>
          </table:table-cell>
          <table:table-cell office:value-type="float" office:value="-1.82293" calcext:value-type="float">
            <text:p>-1.82293</text:p>
          </table:table-cell>
          <table:table-cell office:value-type="float" office:value="-1.84067" calcext:value-type="float">
            <text:p>-1.84067</text:p>
          </table:table-cell>
          <table:table-cell office:value-type="float" office:value="-1.85106" calcext:value-type="float">
            <text:p>-1.85106</text:p>
          </table:table-cell>
          <table:table-cell office:value-type="float" office:value="-1.44135" calcext:value-type="float">
            <text:p>-1.44135</text:p>
          </table:table-cell>
          <table:table-cell office:value-type="float" office:value="-1.48251" calcext:value-type="float">
            <text:p>-1.48251</text:p>
          </table:table-cell>
          <table:table-cell office:value-type="float" office:value="-1.69352" calcext:value-type="float">
            <text:p>-1.6935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0784" calcext:value-type="float">
            <text:p>-1.60784</text:p>
          </table:table-cell>
          <table:table-cell office:value-type="float" office:value="-1.60364" calcext:value-type="float">
            <text:p>-1.60364</text:p>
          </table:table-cell>
          <table:table-cell/>
          <table:table-cell office:value-type="float" office:value="-1.73174" calcext:value-type="float">
            <text:p>-1.73174</text:p>
          </table:table-cell>
          <table:table-cell office:value-type="float" office:value="-1.819" calcext:value-type="float">
            <text:p>-1.819</text:p>
          </table:table-cell>
          <table:table-cell office:value-type="float" office:value="-1.60478" calcext:value-type="float">
            <text:p>-1.60478</text:p>
          </table:table-cell>
          <table:table-cell office:value-type="float" office:value="-1.4763" calcext:value-type="float">
            <text:p>-1.4763</text:p>
          </table:table-cell>
          <table:table-cell table:number-columns-repeated="2" office:value-type="float" office:value="-1.84723" calcext:value-type="float">
            <text:p>-1.84723</text:p>
          </table:table-cell>
          <table:table-cell office:value-type="float" office:value="-1.88387" calcext:value-type="float">
            <text:p>-1.88387</text:p>
          </table:table-cell>
          <table:table-cell office:value-type="float" office:value="-1.9022" calcext:value-type="float">
            <text:p>-1.9022</text:p>
          </table:table-cell>
          <table:table-cell office:value-type="float" office:value="-1.91294" calcext:value-type="float">
            <text:p>-1.91294</text:p>
          </table:table-cell>
          <table:table-cell office:value-type="float" office:value="-1.51255" calcext:value-type="float">
            <text:p>-1.51255</text:p>
          </table:table-cell>
          <table:table-cell office:value-type="float" office:value="-1.55297" calcext:value-type="float">
            <text:p>-1.55297</text:p>
          </table:table-cell>
          <table:table-cell office:value-type="float" office:value="-1.75929" calcext:value-type="float">
            <text:p>-1.7592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9144" calcext:value-type="float">
            <text:p>-1.79144</text:p>
          </table:table-cell>
          <table:table-cell office:value-type="float" office:value="-1.79374" calcext:value-type="float">
            <text:p>-1.79374</text:p>
          </table:table-cell>
          <table:table-cell/>
          <table:table-cell office:value-type="float" office:value="-1.73799" calcext:value-type="float">
            <text:p>-1.73799</text:p>
          </table:table-cell>
          <table:table-cell office:value-type="float" office:value="-1.84509" calcext:value-type="float">
            <text:p>-1.84509</text:p>
          </table:table-cell>
          <table:table-cell office:value-type="float" office:value="-1.76288" calcext:value-type="float">
            <text:p>-1.76288</text:p>
          </table:table-cell>
          <table:table-cell office:value-type="float" office:value="-1.59287" calcext:value-type="float">
            <text:p>-1.59287</text:p>
          </table:table-cell>
          <table:table-cell table:number-columns-repeated="2" office:value-type="float" office:value="-1.88656" calcext:value-type="float">
            <text:p>-1.88656</text:p>
          </table:table-cell>
          <table:table-cell office:value-type="float" office:value="-1.93048" calcext:value-type="float">
            <text:p>-1.93048</text:p>
          </table:table-cell>
          <table:table-cell office:value-type="float" office:value="-1.94927" calcext:value-type="float">
            <text:p>-1.94927</text:p>
          </table:table-cell>
          <table:table-cell office:value-type="float" office:value="-1.96027" calcext:value-type="float">
            <text:p>-1.96027</text:p>
          </table:table-cell>
          <table:table-cell office:value-type="float" office:value="-1.62548" calcext:value-type="float">
            <text:p>-1.62548</text:p>
          </table:table-cell>
          <table:table-cell office:value-type="float" office:value="-1.65997" calcext:value-type="float">
            <text:p>-1.65997</text:p>
          </table:table-cell>
          <table:table-cell office:value-type="float" office:value="-1.83284" calcext:value-type="float">
            <text:p>-1.8328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17141" calcext:value-type="float">
            <text:p>-2.17141</text:p>
          </table:table-cell>
          <table:table-cell office:value-type="float" office:value="-2.18128" calcext:value-type="float">
            <text:p>-2.18128</text:p>
          </table:table-cell>
          <table:table-cell/>
          <table:table-cell office:value-type="float" office:value="-2.13609" calcext:value-type="float">
            <text:p>-2.13609</text:p>
          </table:table-cell>
          <table:table-cell office:value-type="float" office:value="-2.05201" calcext:value-type="float">
            <text:p>-2.05201</text:p>
          </table:table-cell>
          <table:table-cell office:value-type="float" office:value="-2.11124" calcext:value-type="float">
            <text:p>-2.11124</text:p>
          </table:table-cell>
          <table:table-cell office:value-type="float" office:value="-1.87791" calcext:value-type="float">
            <text:p>-1.87791</text:p>
          </table:table-cell>
          <table:table-cell table:number-columns-repeated="2" office:value-type="float" office:value="-2.11246" calcext:value-type="float">
            <text:p>-2.11246</text:p>
          </table:table-cell>
          <table:table-cell office:value-type="float" office:value="-2.16884" calcext:value-type="float">
            <text:p>-2.16884</text:p>
          </table:table-cell>
          <table:table-cell office:value-type="float" office:value="-2.18995" calcext:value-type="float">
            <text:p>-2.18995</text:p>
          </table:table-cell>
          <table:table-cell office:value-type="float" office:value="-2.20231" calcext:value-type="float">
            <text:p>-2.20231</text:p>
          </table:table-cell>
          <table:table-cell office:value-type="float" office:value="-1.90954" calcext:value-type="float">
            <text:p>-1.90954</text:p>
          </table:table-cell>
          <table:table-cell office:value-type="float" office:value="-1.94062" calcext:value-type="float">
            <text:p>-1.94062</text:p>
          </table:table-cell>
          <table:table-cell office:value-type="float" office:value="-2.09229" calcext:value-type="float">
            <text:p>-2.0922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40253" calcext:value-type="float">
            <text:p>-1.40253</text:p>
          </table:table-cell>
          <table:table-cell office:value-type="float" office:value="-1.44589" calcext:value-type="float">
            <text:p>-1.44589</text:p>
          </table:table-cell>
          <table:table-cell/>
          <table:table-cell office:value-type="float" office:value="-1.53343" calcext:value-type="float">
            <text:p>-1.53343</text:p>
          </table:table-cell>
          <table:table-cell office:value-type="float" office:value="-1.58627" calcext:value-type="float">
            <text:p>-1.58627</text:p>
          </table:table-cell>
          <table:table-cell office:value-type="float" office:value="-1.23039" calcext:value-type="float">
            <text:p>-1.23039</text:p>
          </table:table-cell>
          <table:table-cell office:value-type="float" office:value="-1.16802" calcext:value-type="float">
            <text:p>-1.16802</text:p>
          </table:table-cell>
          <table:table-cell table:number-columns-repeated="2" office:value-type="float" office:value="-1.59482" calcext:value-type="float">
            <text:p>-1.59482</text:p>
          </table:table-cell>
          <table:table-cell office:value-type="float" office:value="-1.61831" calcext:value-type="float">
            <text:p>-1.61831</text:p>
          </table:table-cell>
          <table:table-cell office:value-type="float" office:value="-1.63406" calcext:value-type="float">
            <text:p>-1.63406</text:p>
          </table:table-cell>
          <table:table-cell office:value-type="float" office:value="-1.64329" calcext:value-type="float">
            <text:p>-1.64329</text:p>
          </table:table-cell>
          <table:table-cell office:value-type="float" office:value="-1.20484" calcext:value-type="float">
            <text:p>-1.20484</text:p>
          </table:table-cell>
          <table:table-cell office:value-type="float" office:value="-1.24824" calcext:value-type="float">
            <text:p>-1.24824</text:p>
          </table:table-cell>
          <table:table-cell office:value-type="float" office:value="-1.47372" calcext:value-type="float">
            <text:p>-1.4737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32967" calcext:value-type="float">
            <text:p>-1.32967</text:p>
          </table:table-cell>
          <table:table-cell office:value-type="float" office:value="-1.36247" calcext:value-type="float">
            <text:p>-1.36247</text:p>
          </table:table-cell>
          <table:table-cell/>
          <table:table-cell office:value-type="float" office:value="-1.41924" calcext:value-type="float">
            <text:p>-1.41924</text:p>
          </table:table-cell>
          <table:table-cell office:value-type="float" office:value="-1.44527" calcext:value-type="float">
            <text:p>-1.44527</text:p>
          </table:table-cell>
          <table:table-cell office:value-type="float" office:value="-1.19642" calcext:value-type="float">
            <text:p>-1.19642</text:p>
          </table:table-cell>
          <table:table-cell office:value-type="float" office:value="-0.95064" calcext:value-type="float">
            <text:p>-0.95064</text:p>
          </table:table-cell>
          <table:table-cell table:number-columns-repeated="2" office:value-type="float" office:value="-1.43778" calcext:value-type="float">
            <text:p>-1.43778</text:p>
          </table:table-cell>
          <table:table-cell office:value-type="float" office:value="-1.45113" calcext:value-type="float">
            <text:p>-1.45113</text:p>
          </table:table-cell>
          <table:table-cell office:value-type="float" office:value="-1.46526" calcext:value-type="float">
            <text:p>-1.46526</text:p>
          </table:table-cell>
          <table:table-cell office:value-type="float" office:value="-1.47353" calcext:value-type="float">
            <text:p>-1.47353</text:p>
          </table:table-cell>
          <table:table-cell office:value-type="float" office:value="-0.98914" calcext:value-type="float">
            <text:p>-0.98914</text:p>
          </table:table-cell>
          <table:table-cell office:value-type="float" office:value="-1.03644" calcext:value-type="float">
            <text:p>-1.03644</text:p>
          </table:table-cell>
          <table:table-cell office:value-type="float" office:value="-1.2852" calcext:value-type="float">
            <text:p>-1.2852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33042" calcext:value-type="float">
            <text:p>-2.33042</text:p>
          </table:table-cell>
          <table:table-cell office:value-type="float" office:value="-2.34597" calcext:value-type="float">
            <text:p>-2.34597</text:p>
          </table:table-cell>
          <table:table-cell/>
          <table:table-cell office:value-type="float" office:value="-2.3131" calcext:value-type="float">
            <text:p>-2.3131</text:p>
          </table:table-cell>
          <table:table-cell office:value-type="float" office:value="-2.23723" calcext:value-type="float">
            <text:p>-2.23723</text:p>
          </table:table-cell>
          <table:table-cell office:value-type="float" office:value="-2.24799" calcext:value-type="float">
            <text:p>-2.24799</text:p>
          </table:table-cell>
          <table:table-cell office:value-type="float" office:value="-1.97852" calcext:value-type="float">
            <text:p>-1.97852</text:p>
          </table:table-cell>
          <table:table-cell table:number-columns-repeated="2" office:value-type="float" office:value="-2.11397" calcext:value-type="float">
            <text:p>-2.11397</text:p>
          </table:table-cell>
          <table:table-cell office:value-type="float" office:value="-2.20808" calcext:value-type="float">
            <text:p>-2.20808</text:p>
          </table:table-cell>
          <table:table-cell office:value-type="float" office:value="-2.22958" calcext:value-type="float">
            <text:p>-2.22958</text:p>
          </table:table-cell>
          <table:table-cell office:value-type="float" office:value="-2.24216" calcext:value-type="float">
            <text:p>-2.24216</text:p>
          </table:table-cell>
          <table:table-cell office:value-type="float" office:value="-2.00694" calcext:value-type="float">
            <text:p>-2.00694</text:p>
          </table:table-cell>
          <table:table-cell office:value-type="float" office:value="-2.03282" calcext:value-type="float">
            <text:p>-2.03282</text:p>
          </table:table-cell>
          <table:table-cell office:value-type="float" office:value="-2.15514" calcext:value-type="float">
            <text:p>-2.1551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33042" calcext:value-type="float">
            <text:p>-2.33042</text:p>
          </table:table-cell>
          <table:table-cell office:value-type="float" office:value="-2.34597" calcext:value-type="float">
            <text:p>-2.34597</text:p>
          </table:table-cell>
          <table:table-cell/>
          <table:table-cell office:value-type="float" office:value="-2.3131" calcext:value-type="float">
            <text:p>-2.3131</text:p>
          </table:table-cell>
          <table:table-cell office:value-type="float" office:value="-2.23723" calcext:value-type="float">
            <text:p>-2.23723</text:p>
          </table:table-cell>
          <table:table-cell office:value-type="float" office:value="-2.24799" calcext:value-type="float">
            <text:p>-2.24799</text:p>
          </table:table-cell>
          <table:table-cell office:value-type="float" office:value="-1.97852" calcext:value-type="float">
            <text:p>-1.97852</text:p>
          </table:table-cell>
          <table:table-cell office:value-type="float" office:value="-2.11397" calcext:value-type="float">
            <text:p>-2.11397</text:p>
          </table:table-cell>
          <table:table-cell office:value-type="float" office:value="-1.90225" calcext:value-type="float">
            <text:p>-1.90225</text:p>
          </table:table-cell>
          <table:table-cell office:value-type="float" office:value="-2.20808" calcext:value-type="float">
            <text:p>-2.20808</text:p>
          </table:table-cell>
          <table:table-cell office:value-type="float" office:value="-2.22958" calcext:value-type="float">
            <text:p>-2.22958</text:p>
          </table:table-cell>
          <table:table-cell office:value-type="float" office:value="-2.24216" calcext:value-type="float">
            <text:p>-2.24216</text:p>
          </table:table-cell>
          <table:table-cell office:value-type="float" office:value="-2.00694" calcext:value-type="float">
            <text:p>-2.00694</text:p>
          </table:table-cell>
          <table:table-cell office:value-type="float" office:value="-2.03282" calcext:value-type="float">
            <text:p>-2.03282</text:p>
          </table:table-cell>
          <table:table-cell office:value-type="float" office:value="-2.15514" calcext:value-type="float">
            <text:p>-2.1551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3853" calcext:value-type="float">
            <text:p>-2.3853</text:p>
          </table:table-cell>
          <table:table-cell office:value-type="float" office:value="-2.40375" calcext:value-type="float">
            <text:p>-2.40375</text:p>
          </table:table-cell>
          <table:table-cell/>
          <table:table-cell office:value-type="float" office:value="-2.37808" calcext:value-type="float">
            <text:p>-2.37808</text:p>
          </table:table-cell>
          <table:table-cell office:value-type="float" office:value="-2.30774" calcext:value-type="float">
            <text:p>-2.30774</text:p>
          </table:table-cell>
          <table:table-cell office:value-type="float" office:value="-2.29182" calcext:value-type="float">
            <text:p>-2.29182</text:p>
          </table:table-cell>
          <table:table-cell office:value-type="float" office:value="-2.00629" calcext:value-type="float">
            <text:p>-2.00629</text:p>
          </table:table-cell>
          <table:table-cell table:number-columns-repeated="2" office:value-type="float" office:value="-2.21847" calcext:value-type="float">
            <text:p>-2.21847</text:p>
          </table:table-cell>
          <table:table-cell office:value-type="float" office:value="-2.19909" calcext:value-type="float">
            <text:p>-2.19909</text:p>
          </table:table-cell>
          <table:table-cell office:value-type="float" office:value="-2.22049" calcext:value-type="float">
            <text:p>-2.22049</text:p>
          </table:table-cell>
          <table:table-cell office:value-type="float" office:value="-2.23302" calcext:value-type="float">
            <text:p>-2.23302</text:p>
          </table:table-cell>
          <table:table-cell office:value-type="float" office:value="-2.03256" calcext:value-type="float">
            <text:p>-2.03256</text:p>
          </table:table-cell>
          <table:table-cell office:value-type="float" office:value="-2.05523" calcext:value-type="float">
            <text:p>-2.05523</text:p>
          </table:table-cell>
          <table:table-cell office:value-type="float" office:value="-2.1598" calcext:value-type="float">
            <text:p>-2.159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47381" calcext:value-type="float">
            <text:p>-2.47381</text:p>
          </table:table-cell>
          <table:table-cell office:value-type="float" office:value="-2.49295" calcext:value-type="float">
            <text:p>-2.49295</text:p>
          </table:table-cell>
          <table:table-cell/>
          <table:table-cell office:value-type="float" office:value="-2.46632" calcext:value-type="float">
            <text:p>-2.46632</text:p>
          </table:table-cell>
          <table:table-cell office:value-type="float" office:value="-2.39338" calcext:value-type="float">
            <text:p>-2.39338</text:p>
          </table:table-cell>
          <table:table-cell office:value-type="float" office:value="-2.37687" calcext:value-type="float">
            <text:p>-2.37687</text:p>
          </table:table-cell>
          <table:table-cell office:value-type="float" office:value="-2.08074" calcext:value-type="float">
            <text:p>-2.08074</text:p>
          </table:table-cell>
          <table:table-cell table:number-columns-repeated="2" office:value-type="float" office:value="-2.30079" calcext:value-type="float">
            <text:p>-2.30079</text:p>
          </table:table-cell>
          <table:table-cell office:value-type="float" office:value="-2.28069" calcext:value-type="float">
            <text:p>-2.28069</text:p>
          </table:table-cell>
          <table:table-cell office:value-type="float" office:value="-2.18207" calcext:value-type="float">
            <text:p>-2.18207</text:p>
          </table:table-cell>
          <table:table-cell office:value-type="float" office:value="-2.19438" calcext:value-type="float">
            <text:p>-2.19438</text:p>
          </table:table-cell>
          <table:table-cell office:value-type="float" office:value="-2.10798" calcext:value-type="float">
            <text:p>-2.10798</text:p>
          </table:table-cell>
          <table:table-cell office:value-type="float" office:value="-2.13149" calcext:value-type="float">
            <text:p>-2.13149</text:p>
          </table:table-cell>
          <table:table-cell office:value-type="float" office:value="-2.23994" calcext:value-type="float">
            <text:p>-2.23994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5301" calcext:value-type="float">
            <text:p>-2.5301</text:p>
          </table:table-cell>
          <table:table-cell office:value-type="float" office:value="-2.54967" calcext:value-type="float">
            <text:p>-2.54967</text:p>
          </table:table-cell>
          <table:table-cell/>
          <table:table-cell office:value-type="float" office:value="-2.52244" calcext:value-type="float">
            <text:p>-2.52244</text:p>
          </table:table-cell>
          <table:table-cell office:value-type="float" office:value="-2.44783" calcext:value-type="float">
            <text:p>-2.44783</text:p>
          </table:table-cell>
          <table:table-cell office:value-type="float" office:value="-2.43095" calcext:value-type="float">
            <text:p>-2.43095</text:p>
          </table:table-cell>
          <table:table-cell office:value-type="float" office:value="-2.12808" calcext:value-type="float">
            <text:p>-2.12808</text:p>
          </table:table-cell>
          <table:table-cell table:number-columns-repeated="2" office:value-type="float" office:value="-2.35314" calcext:value-type="float">
            <text:p>-2.35314</text:p>
          </table:table-cell>
          <table:table-cell office:value-type="float" office:value="-2.33258" calcext:value-type="float">
            <text:p>-2.33258</text:p>
          </table:table-cell>
          <table:table-cell office:value-type="float" office:value="-2.23171" calcext:value-type="float">
            <text:p>-2.23171</text:p>
          </table:table-cell>
          <table:table-cell office:value-type="float" office:value="-1.9562" calcext:value-type="float">
            <text:p>-1.9562</text:p>
          </table:table-cell>
          <table:table-cell office:value-type="float" office:value="-2.15594" calcext:value-type="float">
            <text:p>-2.15594</text:p>
          </table:table-cell>
          <table:table-cell office:value-type="float" office:value="-2.17999" calcext:value-type="float">
            <text:p>-2.17999</text:p>
          </table:table-cell>
          <table:table-cell office:value-type="float" office:value="-2.29091" calcext:value-type="float">
            <text:p>-2.29091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43194" calcext:value-type="float">
            <text:p>-1.43194</text:p>
          </table:table-cell>
          <table:table-cell office:value-type="float" office:value="-1.46531" calcext:value-type="float">
            <text:p>-1.46531</text:p>
          </table:table-cell>
          <table:table-cell/>
          <table:table-cell office:value-type="float" office:value="-1.52028" calcext:value-type="float">
            <text:p>-1.52028</text:p>
          </table:table-cell>
          <table:table-cell office:value-type="float" office:value="-1.54265" calcext:value-type="float">
            <text:p>-1.54265</text:p>
          </table:table-cell>
          <table:table-cell office:value-type="float" office:value="-1.29547" calcext:value-type="float">
            <text:p>-1.29547</text:p>
          </table:table-cell>
          <table:table-cell office:value-type="float" office:value="-1.0383" calcext:value-type="float">
            <text:p>-1.0383</text:p>
          </table:table-cell>
          <table:table-cell table:number-columns-repeated="2" office:value-type="float" office:value="-1.53092" calcext:value-type="float">
            <text:p>-1.53092</text:p>
          </table:table-cell>
          <table:table-cell office:value-type="float" office:value="-1.5432" calcext:value-type="float">
            <text:p>-1.5432</text:p>
          </table:table-cell>
          <table:table-cell office:value-type="float" office:value="-1.55822" calcext:value-type="float">
            <text:p>-1.55822</text:p>
          </table:table-cell>
          <table:table-cell office:value-type="float" office:value="-1.56702" calcext:value-type="float">
            <text:p>-1.56702</text:p>
          </table:table-cell>
          <table:table-cell office:value-type="float" office:value="-0.88997" calcext:value-type="float">
            <text:p>-0.88997</text:p>
          </table:table-cell>
          <table:table-cell office:value-type="float" office:value="-1.08161" calcext:value-type="float">
            <text:p>-1.08161</text:p>
          </table:table-cell>
          <table:table-cell office:value-type="float" office:value="-1.35772" calcext:value-type="float">
            <text:p>-1.35772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52131" calcext:value-type="float">
            <text:p>-1.52131</text:p>
          </table:table-cell>
          <table:table-cell office:value-type="float" office:value="-1.55399" calcext:value-type="float">
            <text:p>-1.55399</text:p>
          </table:table-cell>
          <table:table-cell/>
          <table:table-cell office:value-type="float" office:value="-1.60364" calcext:value-type="float">
            <text:p>-1.60364</text:p>
          </table:table-cell>
          <table:table-cell office:value-type="float" office:value="-1.61937" calcext:value-type="float">
            <text:p>-1.61937</text:p>
          </table:table-cell>
          <table:table-cell office:value-type="float" office:value="-1.38632" calcext:value-type="float">
            <text:p>-1.38632</text:p>
          </table:table-cell>
          <table:table-cell office:value-type="float" office:value="-1.12376" calcext:value-type="float">
            <text:p>-1.12376</text:p>
          </table:table-cell>
          <table:table-cell table:number-columns-repeated="2" office:value-type="float" office:value="-1.6017" calcext:value-type="float">
            <text:p>-1.6017</text:p>
          </table:table-cell>
          <table:table-cell office:value-type="float" office:value="-1.61178" calcext:value-type="float">
            <text:p>-1.61178</text:p>
          </table:table-cell>
          <table:table-cell office:value-type="float" office:value="-1.62747" calcext:value-type="float">
            <text:p>-1.62747</text:p>
          </table:table-cell>
          <table:table-cell office:value-type="float" office:value="-1.63665" calcext:value-type="float">
            <text:p>-1.63665</text:p>
          </table:table-cell>
          <table:table-cell office:value-type="float" office:value="-1.11721" calcext:value-type="float">
            <text:p>-1.11721</text:p>
          </table:table-cell>
          <table:table-cell office:value-type="float" office:value="-1.10006" calcext:value-type="float">
            <text:p>-1.10006</text:p>
          </table:table-cell>
          <table:table-cell office:value-type="float" office:value="-1.40509" calcext:value-type="float">
            <text:p>-1.40509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07396" calcext:value-type="float">
            <text:p>-2.07396</text:p>
          </table:table-cell>
          <table:table-cell office:value-type="float" office:value="-2.10093" calcext:value-type="float">
            <text:p>-2.10093</text:p>
          </table:table-cell>
          <table:table-cell/>
          <table:table-cell office:value-type="float" office:value="-2.11311" calcext:value-type="float">
            <text:p>-2.11311</text:p>
          </table:table-cell>
          <table:table-cell office:value-type="float" office:value="-2.08361" calcext:value-type="float">
            <text:p>-2.08361</text:p>
          </table:table-cell>
          <table:table-cell office:value-type="float" office:value="-1.9533" calcext:value-type="float">
            <text:p>-1.9533</text:p>
          </table:table-cell>
          <table:table-cell office:value-type="float" office:value="-1.66299" calcext:value-type="float">
            <text:p>-1.66299</text:p>
          </table:table-cell>
          <table:table-cell table:number-columns-repeated="2" office:value-type="float" office:value="-2.02651" calcext:value-type="float">
            <text:p>-2.02651</text:p>
          </table:table-cell>
          <table:table-cell office:value-type="float" office:value="-2.02138" calcext:value-type="float">
            <text:p>-2.02138</text:p>
          </table:table-cell>
          <table:table-cell office:value-type="float" office:value="-2.04106" calcext:value-type="float">
            <text:p>-2.04106</text:p>
          </table:table-cell>
          <table:table-cell office:value-type="float" office:value="-2.05258" calcext:value-type="float">
            <text:p>-2.05258</text:p>
          </table:table-cell>
          <table:table-cell office:value-type="float" office:value="-1.67366" calcext:value-type="float">
            <text:p>-1.67366</text:p>
          </table:table-cell>
          <table:table-cell office:value-type="float" office:value="-1.67685" calcext:value-type="float">
            <text:p>-1.67685</text:p>
          </table:table-cell>
          <table:table-cell office:value-type="float" office:value="-1.67854" calcext:value-type="float">
            <text:p>-1.67854</text:p>
          </table:table-cell>
          <table:table-cell table:number-columns-repeated="1008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电压迭代结果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" calcext:value-type="float">
            <text:p>0.91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904" calcext:value-type="float">
            <text:p>0.890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442" calcext:value-type="float">
            <text:p>0.944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595" calcext:value-type="float">
            <text:p>0.959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739" calcext:value-type="float">
            <text:p>0.973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915" calcext:value-type="float">
            <text:p>0.9915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877" calcext:value-type="float">
            <text:p>0.987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0.9993" calcext:value-type="float">
            <text:p>0.9993</text:p>
          </table:table-cell>
          <table:table-cell office:value-type="float" office:value="1.0182" calcext:value-type="float">
            <text:p>1.0182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012" calcext:value-type="float">
            <text:p>1.001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296" calcext:value-type="float">
            <text:p>1.0296</text:p>
          </table:table-cell>
          <table:table-cell office:value-type="float" office:value="1.0234" calcext:value-type="float">
            <text:p>1.0234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0399" calcext:value-type="float">
            <text:p>1.0399</text:p>
          </table:table-cell>
          <table:table-cell office:value-type="float" office:value="1.0404" calcext:value-type="float">
            <text:p>1.0404</text:p>
          </table:table-cell>
          <table:table-cell office:value-type="float" office:value="1.0341" calcext:value-type="float">
            <text:p>1.034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236" calcext:value-type="float">
            <text:p>1.0236</text:p>
          </table:table-cell>
          <table:table-cell office:value-type="float" office:value="1.0491" calcext:value-type="float">
            <text:p>1.0491</text:p>
          </table:table-cell>
          <table:table-cell office:value-type="float" office:value="1.0588" calcext:value-type="float">
            <text:p>1.0588</text:p>
          </table:table-cell>
          <table:table-cell office:value-type="float" office:value="1.0527" calcext:value-type="float">
            <text:p>1.052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297" calcext:value-type="float">
            <text:p>1.0297</text:p>
          </table:table-cell>
          <table:table-cell office:value-type="float" office:value="1.0568" calcext:value-type="float">
            <text:p>1.0568</text:p>
          </table:table-cell>
          <table:table-cell office:value-type="float" office:value="1.0789" calcext:value-type="float">
            <text:p>1.0789</text:p>
          </table:table-cell>
          <table:table-cell office:value-type="float" office:value="1.0728" calcext:value-type="float">
            <text:p>1.072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351" calcext:value-type="float">
            <text:p>1.0351</text:p>
          </table:table-cell>
          <table:table-cell office:value-type="float" office:value="1.0637" calcext:value-type="float">
            <text:p>1.0637</text:p>
          </table:table-cell>
          <table:table-cell office:value-type="float" office:value="1.0959" calcext:value-type="float">
            <text:p>1.0959</text:p>
          </table:table-cell>
          <table:table-cell office:value-type="float" office:value="1.0961" calcext:value-type="float">
            <text:p>1.096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402" calcext:value-type="float">
            <text:p>1.0402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1088" calcext:value-type="float">
            <text:p>1.1088</text:p>
          </table:table-cell>
          <table:table-cell office:value-type="float" office:value="1.1237" calcext:value-type="float">
            <text:p>1.123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446" calcext:value-type="float">
            <text:p>1.0446</text:p>
          </table:table-cell>
          <table:table-cell office:value-type="float" office:value="1.076" calcext:value-type="float">
            <text:p>1.076</text:p>
          </table:table-cell>
          <table:table-cell office:value-type="float" office:value="1.1172" calcext:value-type="float">
            <text:p>1.1172</text:p>
          </table:table-cell>
          <table:table-cell office:value-type="float" office:value="1.1557" calcext:value-type="float">
            <text:p>1.155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473" calcext:value-type="float">
            <text:p>1.0473</text:p>
          </table:table-cell>
          <table:table-cell office:value-type="float" office:value="1.0797" calcext:value-type="float">
            <text:p>1.0797</text:p>
          </table:table-cell>
          <table:table-cell office:value-type="float" office:value="1.1227" calcext:value-type="float">
            <text:p>1.1227</text:p>
          </table:table-cell>
          <table:table-cell office:value-type="float" office:value="1.1917" calcext:value-type="float">
            <text:p>1.191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0859" calcext:value-type="float">
            <text:p>1.0859</text:p>
          </table:table-cell>
          <table:table-cell office:value-type="float" office:value="1.1311" calcext:value-type="float">
            <text:p>1.1311</text:p>
          </table:table-cell>
          <table:table-cell office:value-type="float" office:value="1.2066" calcext:value-type="float">
            <text:p>1.206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576" calcext:value-type="float">
            <text:p>1.0576</text:p>
          </table:table-cell>
          <table:table-cell office:value-type="float" office:value="1.0928" calcext:value-type="float">
            <text:p>1.0928</text:p>
          </table:table-cell>
          <table:table-cell office:value-type="float" office:value="1.1404" calcext:value-type="float">
            <text:p>1.1404</text:p>
          </table:table-cell>
          <table:table-cell office:value-type="float" office:value="1.2153" calcext:value-type="float">
            <text:p>1.215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628" calcext:value-type="float">
            <text:p>1.0628</text:p>
          </table:table-cell>
          <table:table-cell office:value-type="float" office:value="1.0994" calcext:value-type="float">
            <text:p>1.0994</text:p>
          </table:table-cell>
          <table:table-cell office:value-type="float" office:value="1.1492" calcext:value-type="float">
            <text:p>1.1492</text:p>
          </table:table-cell>
          <table:table-cell office:value-type="float" office:value="1.2236" calcext:value-type="float">
            <text:p>1.223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677" calcext:value-type="float">
            <text:p>1.0677</text:p>
          </table:table-cell>
          <table:table-cell office:value-type="float" office:value="1.1057" calcext:value-type="float">
            <text:p>1.1057</text:p>
          </table:table-cell>
          <table:table-cell office:value-type="float" office:value="1.1576" calcext:value-type="float">
            <text:p>1.1576</text:p>
          </table:table-cell>
          <table:table-cell office:value-type="float" office:value="1.2316" calcext:value-type="float">
            <text:p>1.231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1117" calcext:value-type="float">
            <text:p>1.1117</text:p>
          </table:table-cell>
          <table:table-cell office:value-type="float" office:value="1.1656" calcext:value-type="float">
            <text:p>1.1656</text:p>
          </table:table-cell>
          <table:table-cell office:value-type="float" office:value="1.2391" calcext:value-type="float">
            <text:p>1.239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769" calcext:value-type="float">
            <text:p>1.0769</text:p>
          </table:table-cell>
          <table:table-cell office:value-type="float" office:value="1.1175" calcext:value-type="float">
            <text:p>1.1175</text:p>
          </table:table-cell>
          <table:table-cell office:value-type="float" office:value="1.1732" calcext:value-type="float">
            <text:p>1.1732</text:p>
          </table:table-cell>
          <table:table-cell office:value-type="float" office:value="1.2463" calcext:value-type="float">
            <text:p>1.246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812" calcext:value-type="float">
            <text:p>1.0812</text:p>
          </table:table-cell>
          <table:table-cell office:value-type="float" office:value="1.123" calcext:value-type="float">
            <text:p>1.123</text:p>
          </table:table-cell>
          <table:table-cell office:value-type="float" office:value="1.1805" calcext:value-type="float">
            <text:p>1.1805</text:p>
          </table:table-cell>
          <table:table-cell office:value-type="float" office:value="1.2532" calcext:value-type="float">
            <text:p>1.253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854" calcext:value-type="float">
            <text:p>1.0854</text:p>
          </table:table-cell>
          <table:table-cell office:value-type="float" office:value="1.1282" calcext:value-type="float">
            <text:p>1.1282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2599" calcext:value-type="float">
            <text:p>1.259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893" calcext:value-type="float">
            <text:p>1.0893</text:p>
          </table:table-cell>
          <table:table-cell office:value-type="float" office:value="1.1333" calcext:value-type="float">
            <text:p>1.1333</text:p>
          </table:table-cell>
          <table:table-cell office:value-type="float" office:value="1.1942" calcext:value-type="float">
            <text:p>1.1942</text:p>
          </table:table-cell>
          <table:table-cell office:value-type="float" office:value="1.2662" calcext:value-type="float">
            <text:p>1.266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931" calcext:value-type="float">
            <text:p>1.0931</text:p>
          </table:table-cell>
          <table:table-cell office:value-type="float" office:value="1.1381" calcext:value-type="float">
            <text:p>1.1381</text:p>
          </table:table-cell>
          <table:table-cell office:value-type="float" office:value="1.2007" calcext:value-type="float">
            <text:p>1.2007</text:p>
          </table:table-cell>
          <table:table-cell office:value-type="float" office:value="1.2723" calcext:value-type="float">
            <text:p>1.272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0969" calcext:value-type="float">
            <text:p>1.0969</text:p>
          </table:table-cell>
          <table:table-cell office:value-type="float" office:value="1.143" calcext:value-type="float">
            <text:p>1.143</text:p>
          </table:table-cell>
          <table:table-cell office:value-type="float" office:value="1.2062" calcext:value-type="float">
            <text:p>1.2062</text:p>
          </table:table-cell>
          <table:table-cell office:value-type="float" office:value="1.2775" calcext:value-type="float">
            <text:p>1.277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009" calcext:value-type="float">
            <text:p>1.1009</text:p>
          </table:table-cell>
          <table:table-cell office:value-type="float" office:value="1.1479" calcext:value-type="float">
            <text:p>1.1479</text:p>
          </table:table-cell>
          <table:table-cell office:value-type="float" office:value="1.211" calcext:value-type="float">
            <text:p>1.211</text:p>
          </table:table-cell>
          <table:table-cell office:value-type="float" office:value="1.2821" calcext:value-type="float">
            <text:p>1.282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046" calcext:value-type="float">
            <text:p>1.1046</text:p>
          </table:table-cell>
          <table:table-cell office:value-type="float" office:value="1.1526" calcext:value-type="float">
            <text:p>1.1526</text:p>
          </table:table-cell>
          <table:table-cell office:value-type="float" office:value="1.2156" calcext:value-type="float">
            <text:p>1.2156</text:p>
          </table:table-cell>
          <table:table-cell office:value-type="float" office:value="1.2864" calcext:value-type="float">
            <text:p>1.286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082" calcext:value-type="float">
            <text:p>1.1082</text:p>
          </table:table-cell>
          <table:table-cell office:value-type="float" office:value="1.1571" calcext:value-type="float">
            <text:p>1.1571</text:p>
          </table:table-cell>
          <table:table-cell office:value-type="float" office:value="1.2199" calcext:value-type="float">
            <text:p>1.2199</text:p>
          </table:table-cell>
          <table:table-cell office:value-type="float" office:value="1.2905" calcext:value-type="float">
            <text:p>1.290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116" calcext:value-type="float">
            <text:p>1.1116</text:p>
          </table:table-cell>
          <table:table-cell office:value-type="float" office:value="1.1614" calcext:value-type="float">
            <text:p>1.1614</text:p>
          </table:table-cell>
          <table:table-cell office:value-type="float" office:value="1.2241" calcext:value-type="float">
            <text:p>1.2241</text:p>
          </table:table-cell>
          <table:table-cell office:value-type="float" office:value="1.2944" calcext:value-type="float">
            <text:p>1.294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149" calcext:value-type="float">
            <text:p>1.1149</text:p>
          </table:table-cell>
          <table:table-cell office:value-type="float" office:value="1.1655" calcext:value-type="float">
            <text:p>1.1655</text:p>
          </table:table-cell>
          <table:table-cell office:value-type="float" office:value="1.2281" calcext:value-type="float">
            <text:p>1.2281</text:p>
          </table:table-cell>
          <table:table-cell office:value-type="float" office:value="1.2982" calcext:value-type="float">
            <text:p>1.298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1611" calcext:value-type="float">
            <text:p>1.1611</text:p>
          </table:table-cell>
          <table:table-cell office:value-type="float" office:value="1.2196" calcext:value-type="float">
            <text:p>1.2196</text:p>
          </table:table-cell>
          <table:table-cell office:value-type="float" office:value="1.2892" calcext:value-type="float">
            <text:p>1.289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165" calcext:value-type="float">
            <text:p>1.165</text:p>
          </table:table-cell>
          <table:table-cell office:value-type="float" office:value="1.2232" calcext:value-type="float">
            <text:p>1.2232</text:p>
          </table:table-cell>
          <table:table-cell office:value-type="float" office:value="1.2926" calcext:value-type="float">
            <text:p>1.292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193" calcext:value-type="float">
            <text:p>1.1193</text:p>
          </table:table-cell>
          <table:table-cell office:value-type="float" office:value="1.1686" calcext:value-type="float">
            <text:p>1.1686</text:p>
          </table:table-cell>
          <table:table-cell office:value-type="float" office:value="1.2267" calcext:value-type="float">
            <text:p>1.2267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221" calcext:value-type="float">
            <text:p>1.1221</text:p>
          </table:table-cell>
          <table:table-cell office:value-type="float" office:value="1.1721" calcext:value-type="float">
            <text:p>1.1721</text:p>
          </table:table-cell>
          <table:table-cell office:value-type="float" office:value="1.2301" calcext:value-type="float">
            <text:p>1.2301</text:p>
          </table:table-cell>
          <table:table-cell office:value-type="float" office:value="1.2992" calcext:value-type="float">
            <text:p>1.299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248" calcext:value-type="float">
            <text:p>1.1248</text:p>
          </table:table-cell>
          <table:table-cell office:value-type="float" office:value="1.1755" calcext:value-type="float">
            <text:p>1.1755</text:p>
          </table:table-cell>
          <table:table-cell office:value-type="float" office:value="1.2333" calcext:value-type="float">
            <text:p>1.2333</text:p>
          </table:table-cell>
          <table:table-cell office:value-type="float" office:value="1.3023" calcext:value-type="float">
            <text:p>1.302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274" calcext:value-type="float">
            <text:p>1.1274</text:p>
          </table:table-cell>
          <table:table-cell office:value-type="float" office:value="1.1787" calcext:value-type="float">
            <text:p>1.1787</text:p>
          </table:table-cell>
          <table:table-cell office:value-type="float" office:value="1.2364" calcext:value-type="float">
            <text:p>1.2364</text:p>
          </table:table-cell>
          <table:table-cell office:value-type="float" office:value="1.3052" calcext:value-type="float">
            <text:p>1.305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298" calcext:value-type="float">
            <text:p>1.1298</text:p>
          </table:table-cell>
          <table:table-cell office:value-type="float" office:value="1.1818" calcext:value-type="float">
            <text:p>1.1818</text:p>
          </table:table-cell>
          <table:table-cell office:value-type="float" office:value="1.2394" calcext:value-type="float">
            <text:p>1.2394</text:p>
          </table:table-cell>
          <table:table-cell office:value-type="float" office:value="1.3081" calcext:value-type="float">
            <text:p>1.308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1848" calcext:value-type="float">
            <text:p>1.1848</text:p>
          </table:table-cell>
          <table:table-cell office:value-type="float" office:value="1.2423" calcext:value-type="float">
            <text:p>1.2423</text:p>
          </table:table-cell>
          <table:table-cell office:value-type="float" office:value="1.3108" calcext:value-type="float">
            <text:p>1.310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345" calcext:value-type="float">
            <text:p>1.1345</text:p>
          </table:table-cell>
          <table:table-cell office:value-type="float" office:value="1.1877" calcext:value-type="float">
            <text:p>1.1877</text:p>
          </table:table-cell>
          <table:table-cell office:value-type="float" office:value="1.245" calcext:value-type="float">
            <text:p>1.245</text:p>
          </table:table-cell>
          <table:table-cell office:value-type="float" office:value="1.3134" calcext:value-type="float">
            <text:p>1.313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367" calcext:value-type="float">
            <text:p>1.1367</text:p>
          </table:table-cell>
          <table:table-cell office:value-type="float" office:value="1.1904" calcext:value-type="float">
            <text:p>1.1904</text:p>
          </table:table-cell>
          <table:table-cell office:value-type="float" office:value="1.2477" calcext:value-type="float">
            <text:p>1.2477</text:p>
          </table:table-cell>
          <table:table-cell office:value-type="float" office:value="1.316" calcext:value-type="float">
            <text:p>1.31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388" calcext:value-type="float">
            <text:p>1.1388</text:p>
          </table:table-cell>
          <table:table-cell office:value-type="float" office:value="1.1931" calcext:value-type="float">
            <text:p>1.1931</text:p>
          </table:table-cell>
          <table:table-cell office:value-type="float" office:value="1.2502" calcext:value-type="float">
            <text:p>1.2502</text:p>
          </table:table-cell>
          <table:table-cell office:value-type="float" office:value="1.3184" calcext:value-type="float">
            <text:p>1.318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409" calcext:value-type="float">
            <text:p>1.1409</text:p>
          </table:table-cell>
          <table:table-cell office:value-type="float" office:value="1.1956" calcext:value-type="float">
            <text:p>1.1956</text:p>
          </table:table-cell>
          <table:table-cell office:value-type="float" office:value="1.2527" calcext:value-type="float">
            <text:p>1.2527</text:p>
          </table:table-cell>
          <table:table-cell office:value-type="float" office:value="1.3207" calcext:value-type="float">
            <text:p>1.320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428" calcext:value-type="float">
            <text:p>1.1428</text:p>
          </table:table-cell>
          <table:table-cell office:value-type="float" office:value="1.1981" calcext:value-type="float">
            <text:p>1.1981</text:p>
          </table:table-cell>
          <table:table-cell office:value-type="float" office:value="1.2551" calcext:value-type="float">
            <text:p>1.2551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447" calcext:value-type="float">
            <text:p>1.1447</text:p>
          </table:table-cell>
          <table:table-cell office:value-type="float" office:value="1.2004" calcext:value-type="float">
            <text:p>1.2004</text:p>
          </table:table-cell>
          <table:table-cell office:value-type="float" office:value="1.2573" calcext:value-type="float">
            <text:p>1.2573</text:p>
          </table:table-cell>
          <table:table-cell office:value-type="float" office:value="1.3252" calcext:value-type="float">
            <text:p>1.325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465" calcext:value-type="float">
            <text:p>1.1465</text:p>
          </table:table-cell>
          <table:table-cell office:value-type="float" office:value="1.2027" calcext:value-type="float">
            <text:p>1.2027</text:p>
          </table:table-cell>
          <table:table-cell office:value-type="float" office:value="1.2595" calcext:value-type="float">
            <text:p>1.2595</text:p>
          </table:table-cell>
          <table:table-cell office:value-type="float" office:value="1.3273" calcext:value-type="float">
            <text:p>1.327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483" calcext:value-type="float">
            <text:p>1.1483</text:p>
          </table:table-cell>
          <table:table-cell office:value-type="float" office:value="1.2049" calcext:value-type="float">
            <text:p>1.2049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3293" calcext:value-type="float">
            <text:p>1.329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" calcext:value-type="float">
            <text:p>1.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3312" calcext:value-type="float">
            <text:p>1.331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2091" calcext:value-type="float">
            <text:p>1.2091</text:p>
          </table:table-cell>
          <table:table-cell office:value-type="float" office:value="1.2657" calcext:value-type="float">
            <text:p>1.2657</text:p>
          </table:table-cell>
          <table:table-cell office:value-type="float" office:value="1.3331" calcext:value-type="float">
            <text:p>1.333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32" calcext:value-type="float">
            <text:p>1.1532</text:p>
          </table:table-cell>
          <table:table-cell office:value-type="float" office:value="1.211" calcext:value-type="float">
            <text:p>1.211</text:p>
          </table:table-cell>
          <table:table-cell office:value-type="float" office:value="1.2676" calcext:value-type="float">
            <text:p>1.2676</text:p>
          </table:table-cell>
          <table:table-cell office:value-type="float" office:value="1.3349" calcext:value-type="float">
            <text:p>1.334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47" calcext:value-type="float">
            <text:p>1.1547</text:p>
          </table:table-cell>
          <table:table-cell office:value-type="float" office:value="1.2129" calcext:value-type="float">
            <text:p>1.2129</text:p>
          </table:table-cell>
          <table:table-cell office:value-type="float" office:value="1.2694" calcext:value-type="float">
            <text:p>1.2694</text:p>
          </table:table-cell>
          <table:table-cell office:value-type="float" office:value="1.3367" calcext:value-type="float">
            <text:p>1.336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62" calcext:value-type="float">
            <text:p>1.1562</text:p>
          </table:table-cell>
          <table:table-cell office:value-type="float" office:value="1.2148" calcext:value-type="float">
            <text:p>1.2148</text:p>
          </table:table-cell>
          <table:table-cell office:value-type="float" office:value="1.2712" calcext:value-type="float">
            <text:p>1.2712</text:p>
          </table:table-cell>
          <table:table-cell office:value-type="float" office:value="1.3383" calcext:value-type="float">
            <text:p>1.338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76" calcext:value-type="float">
            <text:p>1.157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2729" calcext:value-type="float">
            <text:p>1.272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589" calcext:value-type="float">
            <text:p>1.1589</text:p>
          </table:table-cell>
          <table:table-cell office:value-type="float" office:value="1.2182" calcext:value-type="float">
            <text:p>1.2182</text:p>
          </table:table-cell>
          <table:table-cell office:value-type="float" office:value="1.2745" calcext:value-type="float">
            <text:p>1.2745</text:p>
          </table:table-cell>
          <table:table-cell office:value-type="float" office:value="1.3415" calcext:value-type="float">
            <text:p>1.341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02" calcext:value-type="float">
            <text:p>1.1602</text:p>
          </table:table-cell>
          <table:table-cell office:value-type="float" office:value="1.2199" calcext:value-type="float">
            <text:p>1.2199</text:p>
          </table:table-cell>
          <table:table-cell office:value-type="float" office:value="1.2761" calcext:value-type="float">
            <text:p>1.2761</text:p>
          </table:table-cell>
          <table:table-cell office:value-type="float" office:value="1.3431" calcext:value-type="float">
            <text:p>1.343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15" calcext:value-type="float">
            <text:p>1.1615</text:p>
          </table:table-cell>
          <table:table-cell office:value-type="float" office:value="1.2215" calcext:value-type="float">
            <text:p>1.2215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3445" calcext:value-type="float">
            <text:p>1.344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27" calcext:value-type="float">
            <text:p>1.1627</text:p>
          </table:table-cell>
          <table:table-cell office:value-type="float" office:value="1.223" calcext:value-type="float">
            <text:p>1.223</text:p>
          </table:table-cell>
          <table:table-cell office:value-type="float" office:value="1.2791" calcext:value-type="float">
            <text:p>1.2791</text:p>
          </table:table-cell>
          <table:table-cell office:value-type="float" office:value="1.3459" calcext:value-type="float">
            <text:p>1.345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39" calcext:value-type="float">
            <text:p>1.1639</text:p>
          </table:table-cell>
          <table:table-cell office:value-type="float" office:value="1.2245" calcext:value-type="float">
            <text:p>1.2245</text:p>
          </table:table-cell>
          <table:table-cell office:value-type="float" office:value="1.2805" calcext:value-type="float">
            <text:p>1.2805</text:p>
          </table:table-cell>
          <table:table-cell office:value-type="float" office:value="1.3473" calcext:value-type="float">
            <text:p>1.347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51" calcext:value-type="float">
            <text:p>1.1651</text:p>
          </table:table-cell>
          <table:table-cell office:value-type="float" office:value="1.2259" calcext:value-type="float">
            <text:p>1.2259</text:p>
          </table:table-cell>
          <table:table-cell office:value-type="float" office:value="1.2819" calcext:value-type="float">
            <text:p>1.2819</text:p>
          </table:table-cell>
          <table:table-cell office:value-type="float" office:value="1.3486" calcext:value-type="float">
            <text:p>1.348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62" calcext:value-type="float">
            <text:p>1.1662</text:p>
          </table:table-cell>
          <table:table-cell office:value-type="float" office:value="1.2273" calcext:value-type="float">
            <text:p>1.2273</text:p>
          </table:table-cell>
          <table:table-cell office:value-type="float" office:value="1.2833" calcext:value-type="float">
            <text:p>1.2833</text:p>
          </table:table-cell>
          <table:table-cell office:value-type="float" office:value="1.3499" calcext:value-type="float">
            <text:p>1.349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76" calcext:value-type="float">
            <text:p>1.1676</text:p>
          </table:table-cell>
          <table:table-cell office:value-type="float" office:value="1.2285" calcext:value-type="float">
            <text:p>1.2285</text:p>
          </table:table-cell>
          <table:table-cell office:value-type="float" office:value="1.2844" calcext:value-type="float">
            <text:p>1.2844</text:p>
          </table:table-cell>
          <table:table-cell office:value-type="float" office:value="1.351" calcext:value-type="float">
            <text:p>1.35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691" calcext:value-type="float">
            <text:p>1.1691</text:p>
          </table:table-cell>
          <table:table-cell office:value-type="float" office:value="1.2297" calcext:value-type="float">
            <text:p>1.2297</text:p>
          </table:table-cell>
          <table:table-cell office:value-type="float" office:value="1.2855" calcext:value-type="float">
            <text:p>1.2855</text:p>
          </table:table-cell>
          <table:table-cell office:value-type="float" office:value="1.3521" calcext:value-type="float">
            <text:p>1.352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05" calcext:value-type="float">
            <text:p>1.1705</text:p>
          </table:table-cell>
          <table:table-cell office:value-type="float" office:value="1.2308" calcext:value-type="float">
            <text:p>1.2308</text:p>
          </table:table-cell>
          <table:table-cell office:value-type="float" office:value="1.2866" calcext:value-type="float">
            <text:p>1.2866</text:p>
          </table:table-cell>
          <table:table-cell office:value-type="float" office:value="1.3531" calcext:value-type="float">
            <text:p>1.353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18" calcext:value-type="float">
            <text:p>1.1718</text:p>
          </table:table-cell>
          <table:table-cell office:value-type="float" office:value="1.2318" calcext:value-type="float">
            <text:p>1.2318</text:p>
          </table:table-cell>
          <table:table-cell office:value-type="float" office:value="1.2876" calcext:value-type="float">
            <text:p>1.2876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31" calcext:value-type="float">
            <text:p>1.1731</text:p>
          </table:table-cell>
          <table:table-cell office:value-type="float" office:value="1.2328" calcext:value-type="float">
            <text:p>1.2328</text:p>
          </table:table-cell>
          <table:table-cell office:value-type="float" office:value="1.2885" calcext:value-type="float">
            <text:p>1.2885</text:p>
          </table:table-cell>
          <table:table-cell office:value-type="float" office:value="1.3549" calcext:value-type="float">
            <text:p>1.354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43" calcext:value-type="float">
            <text:p>1.1743</text:p>
          </table:table-cell>
          <table:table-cell office:value-type="float" office:value="1.2337" calcext:value-type="float">
            <text:p>1.2337</text:p>
          </table:table-cell>
          <table:table-cell office:value-type="float" office:value="1.2894" calcext:value-type="float">
            <text:p>1.2894</text:p>
          </table:table-cell>
          <table:table-cell office:value-type="float" office:value="1.3558" calcext:value-type="float">
            <text:p>1.355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54" calcext:value-type="float">
            <text:p>1.1754</text:p>
          </table:table-cell>
          <table:table-cell office:value-type="float" office:value="1.2346" calcext:value-type="float">
            <text:p>1.2346</text:p>
          </table:table-cell>
          <table:table-cell office:value-type="float" office:value="1.2903" calcext:value-type="float">
            <text:p>1.2903</text:p>
          </table:table-cell>
          <table:table-cell office:value-type="float" office:value="1.3566" calcext:value-type="float">
            <text:p>1.356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65" calcext:value-type="float">
            <text:p>1.1765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2911" calcext:value-type="float">
            <text:p>1.2911</text:p>
          </table:table-cell>
          <table:table-cell office:value-type="float" office:value="1.3574" calcext:value-type="float">
            <text:p>1.357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75" calcext:value-type="float">
            <text:p>1.1775</text:p>
          </table:table-cell>
          <table:table-cell office:value-type="float" office:value="1.2363" calcext:value-type="float">
            <text:p>1.2363</text:p>
          </table:table-cell>
          <table:table-cell office:value-type="float" office:value="1.2919" calcext:value-type="float">
            <text:p>1.2919</text:p>
          </table:table-cell>
          <table:table-cell office:value-type="float" office:value="1.3582" calcext:value-type="float">
            <text:p>1.358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85" calcext:value-type="float">
            <text:p>1.1785</text:p>
          </table:table-cell>
          <table:table-cell office:value-type="float" office:value="1.2371" calcext:value-type="float">
            <text:p>1.2371</text:p>
          </table:table-cell>
          <table:table-cell office:value-type="float" office:value="1.2926" calcext:value-type="float">
            <text:p>1.2926</text:p>
          </table:table-cell>
          <table:table-cell office:value-type="float" office:value="1.3589" calcext:value-type="float">
            <text:p>1.358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795" calcext:value-type="float">
            <text:p>1.1795</text:p>
          </table:table-cell>
          <table:table-cell office:value-type="float" office:value="1.2378" calcext:value-type="float">
            <text:p>1.2378</text:p>
          </table:table-cell>
          <table:table-cell office:value-type="float" office:value="1.2934" calcext:value-type="float">
            <text:p>1.2934</text:p>
          </table:table-cell>
          <table:table-cell office:value-type="float" office:value="1.3596" calcext:value-type="float">
            <text:p>1.359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04" calcext:value-type="float">
            <text:p>1.1804</text:p>
          </table:table-cell>
          <table:table-cell office:value-type="float" office:value="1.2385" calcext:value-type="float">
            <text:p>1.2385</text:p>
          </table:table-cell>
          <table:table-cell office:value-type="float" office:value="1.294" calcext:value-type="float">
            <text:p>1.294</text:p>
          </table:table-cell>
          <table:table-cell office:value-type="float" office:value="1.3602" calcext:value-type="float">
            <text:p>1.360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12" calcext:value-type="float">
            <text:p>1.1812</text:p>
          </table:table-cell>
          <table:table-cell office:value-type="float" office:value="1.2392" calcext:value-type="float">
            <text:p>1.2392</text:p>
          </table:table-cell>
          <table:table-cell office:value-type="float" office:value="1.2947" calcext:value-type="float">
            <text:p>1.2947</text:p>
          </table:table-cell>
          <table:table-cell office:value-type="float" office:value="1.3608" calcext:value-type="float">
            <text:p>1.360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21" calcext:value-type="float">
            <text:p>1.1821</text:p>
          </table:table-cell>
          <table:table-cell office:value-type="float" office:value="1.2398" calcext:value-type="float">
            <text:p>1.2398</text:p>
          </table:table-cell>
          <table:table-cell office:value-type="float" office:value="1.2953" calcext:value-type="float">
            <text:p>1.2953</text:p>
          </table:table-cell>
          <table:table-cell office:value-type="float" office:value="1.3614" calcext:value-type="float">
            <text:p>1.361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29" calcext:value-type="float">
            <text:p>1.1829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2959" calcext:value-type="float">
            <text:p>1.2959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36" calcext:value-type="float">
            <text:p>1.1836</text:p>
          </table:table-cell>
          <table:table-cell office:value-type="float" office:value="1.241" calcext:value-type="float">
            <text:p>1.241</text:p>
          </table:table-cell>
          <table:table-cell office:value-type="float" office:value="1.2965" calcext:value-type="float">
            <text:p>1.2965</text:p>
          </table:table-cell>
          <table:table-cell office:value-type="float" office:value="1.3625" calcext:value-type="float">
            <text:p>1.362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43" calcext:value-type="float">
            <text:p>1.1843</text:p>
          </table:table-cell>
          <table:table-cell office:value-type="float" office:value="1.2416" calcext:value-type="float">
            <text:p>1.2416</text:p>
          </table:table-cell>
          <table:table-cell office:value-type="float" office:value="1.297" calcext:value-type="float">
            <text:p>1.297</text:p>
          </table:table-cell>
          <table:table-cell office:value-type="float" office:value="1.3631" calcext:value-type="float">
            <text:p>1.363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5" calcext:value-type="float">
            <text:p>1.185</text:p>
          </table:table-cell>
          <table:table-cell office:value-type="float" office:value="1.2421" calcext:value-type="float">
            <text:p>1.2421</text:p>
          </table:table-cell>
          <table:table-cell office:value-type="float" office:value="1.2975" calcext:value-type="float">
            <text:p>1.2975</text:p>
          </table:table-cell>
          <table:table-cell office:value-type="float" office:value="1.3636" calcext:value-type="float">
            <text:p>1.363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57" calcext:value-type="float">
            <text:p>1.1857</text:p>
          </table:table-cell>
          <table:table-cell office:value-type="float" office:value="1.2426" calcext:value-type="float">
            <text:p>1.2426</text:p>
          </table:table-cell>
          <table:table-cell office:value-type="float" office:value="1.298" calcext:value-type="float">
            <text:p>1.298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63" calcext:value-type="float">
            <text:p>1.1863</text:p>
          </table:table-cell>
          <table:table-cell office:value-type="float" office:value="1.2431" calcext:value-type="float">
            <text:p>1.2431</text:p>
          </table:table-cell>
          <table:table-cell office:value-type="float" office:value="1.2985" calcext:value-type="float">
            <text:p>1.2985</text:p>
          </table:table-cell>
          <table:table-cell office:value-type="float" office:value="1.3645" calcext:value-type="float">
            <text:p>1.364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69" calcext:value-type="float">
            <text:p>1.1869</text:p>
          </table:table-cell>
          <table:table-cell office:value-type="float" office:value="1.2436" calcext:value-type="float">
            <text:p>1.2436</text:p>
          </table:table-cell>
          <table:table-cell office:value-type="float" office:value="1.2989" calcext:value-type="float">
            <text:p>1.2989</text:p>
          </table:table-cell>
          <table:table-cell office:value-type="float" office:value="1.3649" calcext:value-type="float">
            <text:p>1.3649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244" calcext:value-type="float">
            <text:p>1.244</text:p>
          </table:table-cell>
          <table:table-cell office:value-type="float" office:value="1.2994" calcext:value-type="float">
            <text:p>1.2994</text:p>
          </table:table-cell>
          <table:table-cell office:value-type="float" office:value="1.3653" calcext:value-type="float">
            <text:p>1.365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8" calcext:value-type="float">
            <text:p>1.188</text:p>
          </table:table-cell>
          <table:table-cell office:value-type="float" office:value="1.2445" calcext:value-type="float">
            <text:p>1.2445</text:p>
          </table:table-cell>
          <table:table-cell office:value-type="float" office:value="1.2998" calcext:value-type="float">
            <text:p>1.2998</text:p>
          </table:table-cell>
          <table:table-cell office:value-type="float" office:value="1.3657" calcext:value-type="float">
            <text:p>1.365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85" calcext:value-type="float">
            <text:p>1.1885</text:p>
          </table:table-cell>
          <table:table-cell office:value-type="float" office:value="1.2449" calcext:value-type="float">
            <text:p>1.2449</text:p>
          </table:table-cell>
          <table:table-cell office:value-type="float" office:value="1.3002" calcext:value-type="float">
            <text:p>1.3002</text:p>
          </table:table-cell>
          <table:table-cell office:value-type="float" office:value="1.3661" calcext:value-type="float">
            <text:p>1.366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9" calcext:value-type="float">
            <text:p>1.189</text:p>
          </table:table-cell>
          <table:table-cell office:value-type="float" office:value="1.2453" calcext:value-type="float">
            <text:p>1.2453</text:p>
          </table:table-cell>
          <table:table-cell office:value-type="float" office:value="1.3006" calcext:value-type="float">
            <text:p>1.3006</text:p>
          </table:table-cell>
          <table:table-cell office:value-type="float" office:value="1.3665" calcext:value-type="float">
            <text:p>1.366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895" calcext:value-type="float">
            <text:p>1.1895</text:p>
          </table:table-cell>
          <table:table-cell office:value-type="float" office:value="1.2456" calcext:value-type="float">
            <text:p>1.2456</text:p>
          </table:table-cell>
          <table:table-cell office:value-type="float" office:value="1.3009" calcext:value-type="float">
            <text:p>1.3009</text:p>
          </table:table-cell>
          <table:table-cell office:value-type="float" office:value="1.3668" calcext:value-type="float">
            <text:p>1.366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" calcext:value-type="float">
            <text:p>1.19</text:p>
          </table:table-cell>
          <table:table-cell office:value-type="float" office:value="1.246" calcext:value-type="float">
            <text:p>1.246</text:p>
          </table:table-cell>
          <table:table-cell office:value-type="float" office:value="1.3013" calcext:value-type="float">
            <text:p>1.3013</text:p>
          </table:table-cell>
          <table:table-cell office:value-type="float" office:value="1.3671" calcext:value-type="float">
            <text:p>1.367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04" calcext:value-type="float">
            <text:p>1.1904</text:p>
          </table:table-cell>
          <table:table-cell office:value-type="float" office:value="1.2463" calcext:value-type="float">
            <text:p>1.2463</text:p>
          </table:table-cell>
          <table:table-cell office:value-type="float" office:value="1.3016" calcext:value-type="float">
            <text:p>1.3016</text:p>
          </table:table-cell>
          <table:table-cell office:value-type="float" office:value="1.3674" calcext:value-type="float">
            <text:p>1.3674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08" calcext:value-type="float">
            <text:p>1.1908</text:p>
          </table:table-cell>
          <table:table-cell office:value-type="float" office:value="1.2467" calcext:value-type="float">
            <text:p>1.2467</text:p>
          </table:table-cell>
          <table:table-cell office:value-type="float" office:value="1.3019" calcext:value-type="float">
            <text:p>1.3019</text:p>
          </table:table-cell>
          <table:table-cell office:value-type="float" office:value="1.3678" calcext:value-type="float">
            <text:p>1.367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12" calcext:value-type="float">
            <text:p>1.1912</text:p>
          </table:table-cell>
          <table:table-cell office:value-type="float" office:value="1.247" calcext:value-type="float">
            <text:p>1.247</text:p>
          </table:table-cell>
          <table:table-cell office:value-type="float" office:value="1.3022" calcext:value-type="float">
            <text:p>1.3022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16" calcext:value-type="float">
            <text:p>1.1916</text:p>
          </table:table-cell>
          <table:table-cell office:value-type="float" office:value="1.2473" calcext:value-type="float">
            <text:p>1.2473</text:p>
          </table:table-cell>
          <table:table-cell office:value-type="float" office:value="1.3025" calcext:value-type="float">
            <text:p>1.3025</text:p>
          </table:table-cell>
          <table:table-cell office:value-type="float" office:value="1.3683" calcext:value-type="float">
            <text:p>1.368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19" calcext:value-type="float">
            <text:p>1.1919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3028" calcext:value-type="float">
            <text:p>1.3028</text:p>
          </table:table-cell>
          <table:table-cell office:value-type="float" office:value="1.3686" calcext:value-type="float">
            <text:p>1.3686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23" calcext:value-type="float">
            <text:p>1.1923</text:p>
          </table:table-cell>
          <table:table-cell office:value-type="float" office:value="1.2478" calcext:value-type="float">
            <text:p>1.2478</text:p>
          </table:table-cell>
          <table:table-cell office:value-type="float" office:value="1.303" calcext:value-type="float">
            <text:p>1.303</text:p>
          </table:table-cell>
          <table:table-cell office:value-type="float" office:value="1.3688" calcext:value-type="float">
            <text:p>1.3688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26" calcext:value-type="float">
            <text:p>1.1926</text:p>
          </table:table-cell>
          <table:table-cell office:value-type="float" office:value="1.2481" calcext:value-type="float">
            <text:p>1.2481</text:p>
          </table:table-cell>
          <table:table-cell office:value-type="float" office:value="1.3033" calcext:value-type="float">
            <text:p>1.3033</text:p>
          </table:table-cell>
          <table:table-cell office:value-type="float" office:value="1.3691" calcext:value-type="float">
            <text:p>1.3691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29" calcext:value-type="float">
            <text:p>1.1929</text:p>
          </table:table-cell>
          <table:table-cell office:value-type="float" office:value="1.2483" calcext:value-type="float">
            <text:p>1.2483</text:p>
          </table:table-cell>
          <table:table-cell office:value-type="float" office:value="1.3035" calcext:value-type="float">
            <text:p>1.3035</text:p>
          </table:table-cell>
          <table:table-cell office:value-type="float" office:value="1.3693" calcext:value-type="float">
            <text:p>1.3693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32" calcext:value-type="float">
            <text:p>1.1932</text:p>
          </table:table-cell>
          <table:table-cell office:value-type="float" office:value="1.2486" calcext:value-type="float">
            <text:p>1.2486</text:p>
          </table:table-cell>
          <table:table-cell office:value-type="float" office:value="1.3038" calcext:value-type="float">
            <text:p>1.3038</text:p>
          </table:table-cell>
          <table:table-cell office:value-type="float" office:value="1.3695" calcext:value-type="float">
            <text:p>1.3695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35" calcext:value-type="float">
            <text:p>1.1935</text:p>
          </table:table-cell>
          <table:table-cell office:value-type="float" office:value="1.2488" calcext:value-type="float">
            <text:p>1.2488</text:p>
          </table:table-cell>
          <table:table-cell office:value-type="float" office:value="1.304" calcext:value-type="float">
            <text:p>1.304</text:p>
          </table:table-cell>
          <table:table-cell office:value-type="float" office:value="1.3697" calcext:value-type="float">
            <text:p>1.3697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float" office:value="1.1938" calcext:value-type="float">
            <text:p>1.1938</text:p>
          </table:table-cell>
          <table:table-cell office:value-type="float" office:value="1.249" calcext:value-type="float">
            <text:p>1.249</text:p>
          </table:table-cell>
          <table:table-cell office:value-type="float" office:value="1.3042" calcext:value-type="float">
            <text:p>1.3042</text:p>
          </table:table-cell>
          <table:table-cell office:value-type="float" office:value="1.3699" calcext:value-type="float">
            <text:p>1.3699</text:p>
          </table:table-cell>
        </table:table-row>
      </table:table>
      <table:table table:name="正常情况的潮流计算" table:style-name="ta1">
        <table:table-column table:style-name="co1" table:number-columns-repeated="21" table:default-cell-style-name="Default"/>
        <table:table-row table:style-name="ro1">
          <table:table-cell table:number-columns-repeated="3"/>
          <table:table-cell office:value-type="string" calcext:value-type="string">
            <text:p>电压幅值</text:p>
          </table:table-cell>
          <table:table-cell office:value-type="string" calcext:value-type="string">
            <text:p>电压相角</text:p>
          </table:table-cell>
          <table:table-cell office:value-type="string" calcext:value-type="string">
            <text:p>有功负荷</text:p>
          </table:table-cell>
          <table:table-cell office:value-type="string" calcext:value-type="string">
            <text:p>无功负荷</text:p>
          </table:table-cell>
          <table:table-cell office:value-type="string" calcext:value-type="string">
            <text:p>有功 发电</text:p>
          </table:table-cell>
          <table:table-cell office:value-type="string" calcext:value-type="string">
            <text:p>无功发电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6" calcext:value-type="float">
            <text:p>233.6</text:p>
          </table:table-cell>
          <table:table-cell office:value-type="float" office:value="-29.9" calcext:value-type="float">
            <text:p>-29.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45" calcext:value-type="float">
            <text:p>1.045</text:p>
          </table:table-cell>
          <table:table-cell office:value-type="float" office:value="-4.95" calcext:value-type="float">
            <text:p>-4.95</text:p>
          </table:table-cell>
          <table:table-cell office:value-type="float" office:value="21.7" calcext:value-type="float">
            <text:p>21.7</text:p>
          </table:table-cell>
          <table:table-cell office:value-type="float" office:value="12.7" calcext:value-type="float">
            <text:p>12.7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045" calcext:value-type="float">
            <text:p>1.045</text:p>
          </table:table-cell>
          <table:table-cell office:value-type="float" office:value="50" calcext:value-type="float">
            <text:p>50</text:p>
          </table:table-cell>
          <table:table-cell office:value-type="float" office:value="-40" calcext:value-type="float">
            <text:p>-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-12.57" calcext:value-type="float">
            <text:p>-12.57</text:p>
          </table:table-cell>
          <table:table-cell office:value-type="float" office:value="94.2" calcext:value-type="float">
            <text:p>94.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-10.56" calcext:value-type="float">
            <text:p>-10.56</text:p>
          </table:table-cell>
          <table:table-cell office:value-type="float" office:value="47.8" calcext:value-type="float">
            <text:p>47.8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48" calcext:value-type="float">
            <text:p>1.048</text:p>
          </table:table-cell>
          <table:table-cell office:value-type="float" office:value="-9.15" calcext:value-type="float">
            <text:p>-9.15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-15.16" calcext:value-type="float">
            <text:p>-15.16</text:p>
          </table:table-cell>
          <table:table-cell office:value-type="float" office:value="11.2" calcext:value-type="float">
            <text:p>11.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67.9" calcext:value-type="float">
            <text:p>67.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-13.78" calcext:value-type="float">
            <text:p>-13.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-13.77" calcext:value-type="float">
            <text:p>-1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.043" calcext:value-type="float">
            <text:p>1.043</text:p>
          </table:table-cell>
          <table:table-cell office:value-type="float" office:value="-15.43" calcext:value-type="float">
            <text:p>-15.43</text:p>
          </table:table-cell>
          <table:table-cell office:value-type="float" office:value="29.5" calcext:value-type="float">
            <text:p>29.5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-15.67" calcext:value-type="float">
            <text:p>-15.67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.051" calcext:value-type="float">
            <text:p>1.051</text:p>
          </table:table-cell>
          <table:table-cell office:value-type="float" office:value="-15.54" calcext:value-type="float">
            <text:p>-15.5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.054" calcext:value-type="float">
            <text:p>1.054</text:p>
          </table:table-cell>
          <table:table-cell office:value-type="float" office:value="-16" calcext:value-type="float">
            <text:p>-16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.048" calcext:value-type="float">
            <text:p>1.048</text:p>
          </table:table-cell>
          <table:table-cell office:value-type="float" office:value="-16.04" calcext:value-type="float">
            <text:p>-16.04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.027" calcext:value-type="float">
            <text:p>1.027</text:p>
          </table:table-cell>
          <table:table-cell office:value-type="float" office:value="-16.71" calcext:value-type="float">
            <text:p>-16.71</text:p>
          </table:table-cell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00/00/00</text:date>, <text:time style:data-style-name="N2" text:time-value="09:36:28.6090649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4:48:31.694960377</meta:creation-date>
    <dc:date>2017-04-11T09:49:58.146291642</dc:date>
    <meta:editing-duration>PT5H44M51S</meta:editing-duration>
    <meta:editing-cycles>11</meta:editing-cycles>
    <meta:generator>LibreOffice/5.1.6.2$Linux_X86_64 LibreOffice_project/10m0$Build-2</meta:generator>
    <meta:document-statistic meta:table-count="3" meta:cell-count="1334" meta:object-count="0"/>
  </office:meta>
</office:document-meta>
</file>